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se cycl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ow duty cycl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high duty cyc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se time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high voltage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string" calcext:value-type="string">
            <text:p>low voltage</text:p>
          </table:table-cell>
          <table:table-cell office:value-type="string" calcext:value-type="string">
            <text:p>0V</text:p>
          </table:table-cell>
        </table:table-row>
      </table:table>
      <table:table table:name="duty cycles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eriod number</text:p>
          </table:table-cell>
          <table:table-cell table:style-name="ce1" office:value-type="string" calcext:value-type="string">
            <text:p>duty cycle</text:p>
          </table:table-cell>
          <table:table-cell table:style-name="ce1" office:value-type="string" calcext:value-type="string">
            <text:p>switch on time</text:p>
          </table:table-cell>
          <table:table-cell table:style-name="ce1" office:value-type="string" calcext:value-type="string">
            <text:p>on time</text:p>
          </table:table-cell>
          <table:table-cell table:style-name="ce1" office:value-type="string" calcext:value-type="string">
            <text:p>switch off time</text:p>
          </table:table-cell>
          <table:table-cell table:style-name="ce1" office:value-type="string" calcext:value-type="string">
            <text:p>off tim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2] &lt; [$Settings.$B$2];([$Settings.$B$4]-[$Settings.$B$3]) *  [.H2]+ [$Settings.$B$3];[$Settings.$B$4])" office:value-type="float" office:value="0.25" calcext:value-type="float">
            <text:p>0.25</text:p>
          </table:table-cell>
          <table:table-cell table:formula="of:=[.A2]*[$Settings.$B$1]" office:value-type="float" office:value="0" calcext:value-type="float">
            <text:p>0</text:p>
          </table:table-cell>
          <table:table-cell table:formula="of:=[.C2]+[$Settings.$B$5]" office:value-type="float" office:value="0.001" calcext:value-type="float">
            <text:p>0.001</text:p>
          </table:table-cell>
          <table:table-cell table:formula="of:=[.C2]+[.B2]" office:value-type="float" office:value="0.25" calcext:value-type="float">
            <text:p>0.25</text:p>
          </table:table-cell>
          <table:table-cell table:formula="of:=[.E2]+[$Settings.$B$5]" office:value-type="float" office:value="0.251" calcext:value-type="float">
            <text:p>0.251</text:p>
          </table:table-cell>
          <table:table-cell/>
          <table:table-cell table:formula="of:=[.A2]/[$Settings.$B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3] &lt; [$Settings.$B$2];([$Settings.$B$4]-[$Settings.$B$3]) *  [.H3]+ [$Settings.$B$3];[$Settings.$B$4])" office:value-type="float" office:value="0.308333333333333" calcext:value-type="float">
            <text:p>0.308333333333333</text:p>
          </table:table-cell>
          <table:table-cell table:formula="of:=[.A3]*[$Settings.$B$1]" office:value-type="float" office:value="5" calcext:value-type="float">
            <text:p>5</text:p>
          </table:table-cell>
          <table:table-cell table:formula="of:=[.C3]+[$Settings.$B$5]" office:value-type="float" office:value="5.001" calcext:value-type="float">
            <text:p>5.001</text:p>
          </table:table-cell>
          <table:table-cell table:formula="of:=[.C3]+[.B3]" office:value-type="float" office:value="5.30833333333333" calcext:value-type="float">
            <text:p>5.30833333333333</text:p>
          </table:table-cell>
          <table:table-cell table:formula="of:=[.E3]+[$Settings.$B$5]" office:value-type="float" office:value="5.30933333333333" calcext:value-type="float">
            <text:p>5.30933333333333</text:p>
          </table:table-cell>
          <table:table-cell/>
          <table:table-cell table:formula="of:=[.A3]/[$Settings.$B$2]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A4] &lt; [$Settings.$B$2];([$Settings.$B$4]-[$Settings.$B$3]) *  [.H4]+ [$Settings.$B$3];[$Settings.$B$4])" office:value-type="float" office:value="0.366666666666667" calcext:value-type="float">
            <text:p>0.366666666666667</text:p>
          </table:table-cell>
          <table:table-cell table:formula="of:=[.A4]*[$Settings.$B$1]" office:value-type="float" office:value="10" calcext:value-type="float">
            <text:p>10</text:p>
          </table:table-cell>
          <table:table-cell table:formula="of:=[.C4]+[$Settings.$B$5]" office:value-type="float" office:value="10.001" calcext:value-type="float">
            <text:p>10.001</text:p>
          </table:table-cell>
          <table:table-cell table:formula="of:=[.C4]+[.B4]" office:value-type="float" office:value="10.3666666666667" calcext:value-type="float">
            <text:p>10.3666666666667</text:p>
          </table:table-cell>
          <table:table-cell table:formula="of:=[.E4]+[$Settings.$B$5]" office:value-type="float" office:value="10.3676666666667" calcext:value-type="float">
            <text:p>10.3676666666667</text:p>
          </table:table-cell>
          <table:table-cell/>
          <table:table-cell table:formula="of:=[.A4]/[$Settings.$B$2]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A5] &lt; [$Settings.$B$2];([$Settings.$B$4]-[$Settings.$B$3]) *  [.H5]+ [$Settings.$B$3];[$Settings.$B$4])" office:value-type="float" office:value="0.425" calcext:value-type="float">
            <text:p>0.425</text:p>
          </table:table-cell>
          <table:table-cell table:formula="of:=[.A5]*[$Settings.$B$1]" office:value-type="float" office:value="15" calcext:value-type="float">
            <text:p>15</text:p>
          </table:table-cell>
          <table:table-cell table:formula="of:=[.C5]+[$Settings.$B$5]" office:value-type="float" office:value="15.001" calcext:value-type="float">
            <text:p>15.001</text:p>
          </table:table-cell>
          <table:table-cell table:formula="of:=[.C5]+[.B5]" office:value-type="float" office:value="15.425" calcext:value-type="float">
            <text:p>15.425</text:p>
          </table:table-cell>
          <table:table-cell table:formula="of:=[.E5]+[$Settings.$B$5]" office:value-type="float" office:value="15.426" calcext:value-type="float">
            <text:p>15.426</text:p>
          </table:table-cell>
          <table:table-cell/>
          <table:table-cell table:formula="of:=[.A5]/[$Settings.$B$2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A6] &lt; [$Settings.$B$2];([$Settings.$B$4]-[$Settings.$B$3]) *  [.H6]+ [$Settings.$B$3];[$Settings.$B$4])" office:value-type="float" office:value="0.483333333333333" calcext:value-type="float">
            <text:p>0.483333333333333</text:p>
          </table:table-cell>
          <table:table-cell table:formula="of:=[.A6]*[$Settings.$B$1]" office:value-type="float" office:value="20" calcext:value-type="float">
            <text:p>20</text:p>
          </table:table-cell>
          <table:table-cell table:formula="of:=[.C6]+[$Settings.$B$5]" office:value-type="float" office:value="20.001" calcext:value-type="float">
            <text:p>20.001</text:p>
          </table:table-cell>
          <table:table-cell table:formula="of:=[.C6]+[.B6]" office:value-type="float" office:value="20.4833333333333" calcext:value-type="float">
            <text:p>20.4833333333333</text:p>
          </table:table-cell>
          <table:table-cell table:formula="of:=[.E6]+[$Settings.$B$5]" office:value-type="float" office:value="20.4843333333333" calcext:value-type="float">
            <text:p>20.4843333333333</text:p>
          </table:table-cell>
          <table:table-cell/>
          <table:table-cell table:formula="of:=[.A6]/[$Settings.$B$2]"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7] &lt; [$Settings.$B$2];([$Settings.$B$4]-[$Settings.$B$3]) *  [.H7]+ [$Settings.$B$3];[$Settings.$B$4])" office:value-type="float" office:value="0.541666666666667" calcext:value-type="float">
            <text:p>0.541666666666667</text:p>
          </table:table-cell>
          <table:table-cell table:formula="of:=[.A7]*[$Settings.$B$1]" office:value-type="float" office:value="25" calcext:value-type="float">
            <text:p>25</text:p>
          </table:table-cell>
          <table:table-cell table:formula="of:=[.C7]+[$Settings.$B$5]" office:value-type="float" office:value="25.001" calcext:value-type="float">
            <text:p>25.001</text:p>
          </table:table-cell>
          <table:table-cell table:formula="of:=[.C7]+[.B7]" office:value-type="float" office:value="25.5416666666667" calcext:value-type="float">
            <text:p>25.5416666666667</text:p>
          </table:table-cell>
          <table:table-cell table:formula="of:=[.E7]+[$Settings.$B$5]" office:value-type="float" office:value="25.5426666666667" calcext:value-type="float">
            <text:p>25.5426666666667</text:p>
          </table:table-cell>
          <table:table-cell/>
          <table:table-cell table:formula="of:=[.A7]/[$Settings.$B$2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8] &lt; [$Settings.$B$2];([$Settings.$B$4]-[$Settings.$B$3]) *  [.H8]+ [$Settings.$B$3];[$Settings.$B$4])" office:value-type="float" office:value="0.6" calcext:value-type="float">
            <text:p>0.6</text:p>
          </table:table-cell>
          <table:table-cell table:formula="of:=[.A8]*[$Settings.$B$1]" office:value-type="float" office:value="30" calcext:value-type="float">
            <text:p>30</text:p>
          </table:table-cell>
          <table:table-cell table:formula="of:=[.C8]+[$Settings.$B$5]" office:value-type="float" office:value="30.001" calcext:value-type="float">
            <text:p>30.001</text:p>
          </table:table-cell>
          <table:table-cell table:formula="of:=[.C8]+[.B8]" office:value-type="float" office:value="30.6" calcext:value-type="float">
            <text:p>30.6</text:p>
          </table:table-cell>
          <table:table-cell table:formula="of:=[.E8]+[$Settings.$B$5]" office:value-type="float" office:value="30.601" calcext:value-type="float">
            <text:p>30.601</text:p>
          </table:table-cell>
          <table:table-cell/>
          <table:table-cell table:formula="of:=[.A8]/[$Settings.$B$2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9] &lt; [$Settings.$B$2];([$Settings.$B$4]-[$Settings.$B$3]) *  [.H9]+ [$Settings.$B$3];[$Settings.$B$4])" office:value-type="float" office:value="0.658333333333333" calcext:value-type="float">
            <text:p>0.658333333333333</text:p>
          </table:table-cell>
          <table:table-cell table:formula="of:=[.A9]*[$Settings.$B$1]" office:value-type="float" office:value="35" calcext:value-type="float">
            <text:p>35</text:p>
          </table:table-cell>
          <table:table-cell table:formula="of:=[.C9]+[$Settings.$B$5]" office:value-type="float" office:value="35.001" calcext:value-type="float">
            <text:p>35.001</text:p>
          </table:table-cell>
          <table:table-cell table:formula="of:=[.C9]+[.B9]" office:value-type="float" office:value="35.6583333333333" calcext:value-type="float">
            <text:p>35.6583333333333</text:p>
          </table:table-cell>
          <table:table-cell table:formula="of:=[.E9]+[$Settings.$B$5]" office:value-type="float" office:value="35.6593333333333" calcext:value-type="float">
            <text:p>35.6593333333333</text:p>
          </table:table-cell>
          <table:table-cell/>
          <table:table-cell table:formula="of:=[.A9]/[$Settings.$B$2]" office:value-type="float" office:value="0.233333333333333" calcext:value-type="float">
            <text:p>0.23333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10] &lt; [$Settings.$B$2];([$Settings.$B$4]-[$Settings.$B$3]) *  [.H10]+ [$Settings.$B$3];[$Settings.$B$4])" office:value-type="float" office:value="0.716666666666667" calcext:value-type="float">
            <text:p>0.716666666666667</text:p>
          </table:table-cell>
          <table:table-cell table:formula="of:=[.A10]*[$Settings.$B$1]" office:value-type="float" office:value="40" calcext:value-type="float">
            <text:p>40</text:p>
          </table:table-cell>
          <table:table-cell table:formula="of:=[.C10]+[$Settings.$B$5]" office:value-type="float" office:value="40.001" calcext:value-type="float">
            <text:p>40.001</text:p>
          </table:table-cell>
          <table:table-cell table:formula="of:=[.C10]+[.B10]" office:value-type="float" office:value="40.7166666666667" calcext:value-type="float">
            <text:p>40.7166666666667</text:p>
          </table:table-cell>
          <table:table-cell table:formula="of:=[.E10]+[$Settings.$B$5]" office:value-type="float" office:value="40.7176666666667" calcext:value-type="float">
            <text:p>40.7176666666667</text:p>
          </table:table-cell>
          <table:table-cell/>
          <table:table-cell table:formula="of:=[.A10]/[$Settings.$B$2]"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11] &lt; [$Settings.$B$2];([$Settings.$B$4]-[$Settings.$B$3]) *  [.H11]+ [$Settings.$B$3];[$Settings.$B$4])" office:value-type="float" office:value="0.775" calcext:value-type="float">
            <text:p>0.775</text:p>
          </table:table-cell>
          <table:table-cell table:formula="of:=[.A11]*[$Settings.$B$1]" office:value-type="float" office:value="45" calcext:value-type="float">
            <text:p>45</text:p>
          </table:table-cell>
          <table:table-cell table:formula="of:=[.C11]+[$Settings.$B$5]" office:value-type="float" office:value="45.001" calcext:value-type="float">
            <text:p>45.001</text:p>
          </table:table-cell>
          <table:table-cell table:formula="of:=[.C11]+[.B11]" office:value-type="float" office:value="45.775" calcext:value-type="float">
            <text:p>45.775</text:p>
          </table:table-cell>
          <table:table-cell table:formula="of:=[.E11]+[$Settings.$B$5]" office:value-type="float" office:value="45.776" calcext:value-type="float">
            <text:p>45.776</text:p>
          </table:table-cell>
          <table:table-cell/>
          <table:table-cell table:formula="of:=[.A11]/[$Settings.$B$2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2] &lt; [$Settings.$B$2];([$Settings.$B$4]-[$Settings.$B$3]) *  [.H12]+ [$Settings.$B$3];[$Settings.$B$4])" office:value-type="float" office:value="0.833333333333333" calcext:value-type="float">
            <text:p>0.833333333333333</text:p>
          </table:table-cell>
          <table:table-cell table:formula="of:=[.A12]*[$Settings.$B$1]" office:value-type="float" office:value="50" calcext:value-type="float">
            <text:p>50</text:p>
          </table:table-cell>
          <table:table-cell table:formula="of:=[.C12]+[$Settings.$B$5]" office:value-type="float" office:value="50.001" calcext:value-type="float">
            <text:p>50.001</text:p>
          </table:table-cell>
          <table:table-cell table:formula="of:=[.C12]+[.B12]" office:value-type="float" office:value="50.8333333333333" calcext:value-type="float">
            <text:p>50.8333333333333</text:p>
          </table:table-cell>
          <table:table-cell table:formula="of:=[.E12]+[$Settings.$B$5]" office:value-type="float" office:value="50.8343333333333" calcext:value-type="float">
            <text:p>50.8343333333333</text:p>
          </table:table-cell>
          <table:table-cell/>
          <table:table-cell table:formula="of:=[.A12]/[$Settings.$B$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3] &lt; [$Settings.$B$2];([$Settings.$B$4]-[$Settings.$B$3]) *  [.H13]+ [$Settings.$B$3];[$Settings.$B$4])" office:value-type="float" office:value="0.891666666666667" calcext:value-type="float">
            <text:p>0.891666666666667</text:p>
          </table:table-cell>
          <table:table-cell table:formula="of:=[.A13]*[$Settings.$B$1]" office:value-type="float" office:value="55" calcext:value-type="float">
            <text:p>55</text:p>
          </table:table-cell>
          <table:table-cell table:formula="of:=[.C13]+[$Settings.$B$5]" office:value-type="float" office:value="55.001" calcext:value-type="float">
            <text:p>55.001</text:p>
          </table:table-cell>
          <table:table-cell table:formula="of:=[.C13]+[.B13]" office:value-type="float" office:value="55.8916666666667" calcext:value-type="float">
            <text:p>55.8916666666667</text:p>
          </table:table-cell>
          <table:table-cell table:formula="of:=[.E13]+[$Settings.$B$5]" office:value-type="float" office:value="55.8926666666667" calcext:value-type="float">
            <text:p>55.8926666666667</text:p>
          </table:table-cell>
          <table:table-cell/>
          <table:table-cell table:formula="of:=[.A13]/[$Settings.$B$2]" office:value-type="float" office:value="0.366666666666667" calcext:value-type="float">
            <text:p>0.366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4] &lt; [$Settings.$B$2];([$Settings.$B$4]-[$Settings.$B$3]) *  [.H14]+ [$Settings.$B$3];[$Settings.$B$4])" office:value-type="float" office:value="0.95" calcext:value-type="float">
            <text:p>0.95</text:p>
          </table:table-cell>
          <table:table-cell table:formula="of:=[.A14]*[$Settings.$B$1]" office:value-type="float" office:value="60" calcext:value-type="float">
            <text:p>60</text:p>
          </table:table-cell>
          <table:table-cell table:formula="of:=[.C14]+[$Settings.$B$5]" office:value-type="float" office:value="60.001" calcext:value-type="float">
            <text:p>60.001</text:p>
          </table:table-cell>
          <table:table-cell table:formula="of:=[.C14]+[.B14]" office:value-type="float" office:value="60.95" calcext:value-type="float">
            <text:p>60.95</text:p>
          </table:table-cell>
          <table:table-cell table:formula="of:=[.E14]+[$Settings.$B$5]" office:value-type="float" office:value="60.951" calcext:value-type="float">
            <text:p>60.951</text:p>
          </table:table-cell>
          <table:table-cell/>
          <table:table-cell table:formula="of:=[.A14]/[$Settings.$B$2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5] &lt; [$Settings.$B$2];([$Settings.$B$4]-[$Settings.$B$3]) *  [.H15]+ [$Settings.$B$3];[$Settings.$B$4])" office:value-type="float" office:value="1.00833333333333" calcext:value-type="float">
            <text:p>1.00833333333333</text:p>
          </table:table-cell>
          <table:table-cell table:formula="of:=[.A15]*[$Settings.$B$1]" office:value-type="float" office:value="65" calcext:value-type="float">
            <text:p>65</text:p>
          </table:table-cell>
          <table:table-cell table:formula="of:=[.C15]+[$Settings.$B$5]" office:value-type="float" office:value="65.001" calcext:value-type="float">
            <text:p>65.001</text:p>
          </table:table-cell>
          <table:table-cell table:formula="of:=[.C15]+[.B15]" office:value-type="float" office:value="66.0083333333333" calcext:value-type="float">
            <text:p>66.0083333333333</text:p>
          </table:table-cell>
          <table:table-cell table:formula="of:=[.E15]+[$Settings.$B$5]" office:value-type="float" office:value="66.0093333333333" calcext:value-type="float">
            <text:p>66.0093333333333</text:p>
          </table:table-cell>
          <table:table-cell/>
          <table:table-cell table:formula="of:=[.A15]/[$Settings.$B$2]" office:value-type="float" office:value="0.433333333333333" calcext:value-type="float">
            <text:p>0.43333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16] &lt; [$Settings.$B$2];([$Settings.$B$4]-[$Settings.$B$3]) *  [.H16]+ [$Settings.$B$3];[$Settings.$B$4])" office:value-type="float" office:value="1.06666666666667" calcext:value-type="float">
            <text:p>1.06666666666667</text:p>
          </table:table-cell>
          <table:table-cell table:formula="of:=[.A16]*[$Settings.$B$1]" office:value-type="float" office:value="70" calcext:value-type="float">
            <text:p>70</text:p>
          </table:table-cell>
          <table:table-cell table:formula="of:=[.C16]+[$Settings.$B$5]" office:value-type="float" office:value="70.001" calcext:value-type="float">
            <text:p>70.001</text:p>
          </table:table-cell>
          <table:table-cell table:formula="of:=[.C16]+[.B16]" office:value-type="float" office:value="71.0666666666667" calcext:value-type="float">
            <text:p>71.0666666666667</text:p>
          </table:table-cell>
          <table:table-cell table:formula="of:=[.E16]+[$Settings.$B$5]" office:value-type="float" office:value="71.0676666666667" calcext:value-type="float">
            <text:p>71.0676666666667</text:p>
          </table:table-cell>
          <table:table-cell/>
          <table:table-cell table:formula="of:=[.A16]/[$Settings.$B$2]"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17] &lt; [$Settings.$B$2];([$Settings.$B$4]-[$Settings.$B$3]) *  [.H17]+ [$Settings.$B$3];[$Settings.$B$4])" office:value-type="float" office:value="1.125" calcext:value-type="float">
            <text:p>1.125</text:p>
          </table:table-cell>
          <table:table-cell table:formula="of:=[.A17]*[$Settings.$B$1]" office:value-type="float" office:value="75" calcext:value-type="float">
            <text:p>75</text:p>
          </table:table-cell>
          <table:table-cell table:formula="of:=[.C17]+[$Settings.$B$5]" office:value-type="float" office:value="75.001" calcext:value-type="float">
            <text:p>75.001</text:p>
          </table:table-cell>
          <table:table-cell table:formula="of:=[.C17]+[.B17]" office:value-type="float" office:value="76.125" calcext:value-type="float">
            <text:p>76.125</text:p>
          </table:table-cell>
          <table:table-cell table:formula="of:=[.E17]+[$Settings.$B$5]" office:value-type="float" office:value="76.126" calcext:value-type="float">
            <text:p>76.126</text:p>
          </table:table-cell>
          <table:table-cell/>
          <table:table-cell table:formula="of:=[.A17]/[$Settings.$B$2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18] &lt; [$Settings.$B$2];([$Settings.$B$4]-[$Settings.$B$3]) *  [.H18]+ [$Settings.$B$3];[$Settings.$B$4])" office:value-type="float" office:value="1.18333333333333" calcext:value-type="float">
            <text:p>1.18333333333333</text:p>
          </table:table-cell>
          <table:table-cell table:formula="of:=[.A18]*[$Settings.$B$1]" office:value-type="float" office:value="80" calcext:value-type="float">
            <text:p>80</text:p>
          </table:table-cell>
          <table:table-cell table:formula="of:=[.C18]+[$Settings.$B$5]" office:value-type="float" office:value="80.001" calcext:value-type="float">
            <text:p>80.001</text:p>
          </table:table-cell>
          <table:table-cell table:formula="of:=[.C18]+[.B18]" office:value-type="float" office:value="81.1833333333333" calcext:value-type="float">
            <text:p>81.1833333333333</text:p>
          </table:table-cell>
          <table:table-cell table:formula="of:=[.E18]+[$Settings.$B$5]" office:value-type="float" office:value="81.1843333333333" calcext:value-type="float">
            <text:p>81.1843333333333</text:p>
          </table:table-cell>
          <table:table-cell/>
          <table:table-cell table:formula="of:=[.A18]/[$Settings.$B$2]" office:value-type="float" office:value="0.533333333333333" calcext:value-type="float">
            <text:p>0.53333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19] &lt; [$Settings.$B$2];([$Settings.$B$4]-[$Settings.$B$3]) *  [.H19]+ [$Settings.$B$3];[$Settings.$B$4])" office:value-type="float" office:value="1.24166666666667" calcext:value-type="float">
            <text:p>1.24166666666667</text:p>
          </table:table-cell>
          <table:table-cell table:formula="of:=[.A19]*[$Settings.$B$1]" office:value-type="float" office:value="85" calcext:value-type="float">
            <text:p>85</text:p>
          </table:table-cell>
          <table:table-cell table:formula="of:=[.C19]+[$Settings.$B$5]" office:value-type="float" office:value="85.001" calcext:value-type="float">
            <text:p>85.001</text:p>
          </table:table-cell>
          <table:table-cell table:formula="of:=[.C19]+[.B19]" office:value-type="float" office:value="86.2416666666667" calcext:value-type="float">
            <text:p>86.2416666666667</text:p>
          </table:table-cell>
          <table:table-cell table:formula="of:=[.E19]+[$Settings.$B$5]" office:value-type="float" office:value="86.2426666666667" calcext:value-type="float">
            <text:p>86.2426666666667</text:p>
          </table:table-cell>
          <table:table-cell/>
          <table:table-cell table:formula="of:=[.A19]/[$Settings.$B$2]" office:value-type="float" office:value="0.566666666666667" calcext:value-type="float">
            <text:p>0.56666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0] &lt; [$Settings.$B$2];([$Settings.$B$4]-[$Settings.$B$3]) *  [.H20]+ [$Settings.$B$3];[$Settings.$B$4])" office:value-type="float" office:value="1.3" calcext:value-type="float">
            <text:p>1.3</text:p>
          </table:table-cell>
          <table:table-cell table:formula="of:=[.A20]*[$Settings.$B$1]" office:value-type="float" office:value="90" calcext:value-type="float">
            <text:p>90</text:p>
          </table:table-cell>
          <table:table-cell table:formula="of:=[.C20]+[$Settings.$B$5]" office:value-type="float" office:value="90.001" calcext:value-type="float">
            <text:p>90.001</text:p>
          </table:table-cell>
          <table:table-cell table:formula="of:=[.C20]+[.B20]" office:value-type="float" office:value="91.3" calcext:value-type="float">
            <text:p>91.3</text:p>
          </table:table-cell>
          <table:table-cell table:formula="of:=[.E20]+[$Settings.$B$5]" office:value-type="float" office:value="91.301" calcext:value-type="float">
            <text:p>91.301</text:p>
          </table:table-cell>
          <table:table-cell/>
          <table:table-cell table:formula="of:=[.A20]/[$Settings.$B$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21] &lt; [$Settings.$B$2];([$Settings.$B$4]-[$Settings.$B$3]) *  [.H21]+ [$Settings.$B$3];[$Settings.$B$4])" office:value-type="float" office:value="1.35833333333333" calcext:value-type="float">
            <text:p>1.35833333333333</text:p>
          </table:table-cell>
          <table:table-cell table:formula="of:=[.A21]*[$Settings.$B$1]" office:value-type="float" office:value="95" calcext:value-type="float">
            <text:p>95</text:p>
          </table:table-cell>
          <table:table-cell table:formula="of:=[.C21]+[$Settings.$B$5]" office:value-type="float" office:value="95.001" calcext:value-type="float">
            <text:p>95.001</text:p>
          </table:table-cell>
          <table:table-cell table:formula="of:=[.C21]+[.B21]" office:value-type="float" office:value="96.3583333333333" calcext:value-type="float">
            <text:p>96.3583333333333</text:p>
          </table:table-cell>
          <table:table-cell table:formula="of:=[.E21]+[$Settings.$B$5]" office:value-type="float" office:value="96.3593333333333" calcext:value-type="float">
            <text:p>96.3593333333333</text:p>
          </table:table-cell>
          <table:table-cell/>
          <table:table-cell table:formula="of:=[.A21]/[$Settings.$B$2]" office:value-type="float" office:value="0.633333333333333" calcext:value-type="float">
            <text:p>0.6333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22] &lt; [$Settings.$B$2];([$Settings.$B$4]-[$Settings.$B$3]) *  [.H22]+ [$Settings.$B$3];[$Settings.$B$4])" office:value-type="float" office:value="1.41666666666667" calcext:value-type="float">
            <text:p>1.41666666666667</text:p>
          </table:table-cell>
          <table:table-cell table:formula="of:=[.A22]*[$Settings.$B$1]" office:value-type="float" office:value="100" calcext:value-type="float">
            <text:p>100</text:p>
          </table:table-cell>
          <table:table-cell table:formula="of:=[.C22]+[$Settings.$B$5]" office:value-type="float" office:value="100.001" calcext:value-type="float">
            <text:p>100.001</text:p>
          </table:table-cell>
          <table:table-cell table:formula="of:=[.C22]+[.B22]" office:value-type="float" office:value="101.416666666667" calcext:value-type="float">
            <text:p>101.416666666667</text:p>
          </table:table-cell>
          <table:table-cell table:formula="of:=[.E22]+[$Settings.$B$5]" office:value-type="float" office:value="101.417666666667" calcext:value-type="float">
            <text:p>101.417666666667</text:p>
          </table:table-cell>
          <table:table-cell/>
          <table:table-cell table:formula="of:=[.A22]/[$Settings.$B$2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23] &lt; [$Settings.$B$2];([$Settings.$B$4]-[$Settings.$B$3]) *  [.H23]+ [$Settings.$B$3];[$Settings.$B$4])" office:value-type="float" office:value="1.475" calcext:value-type="float">
            <text:p>1.475</text:p>
          </table:table-cell>
          <table:table-cell table:formula="of:=[.A23]*[$Settings.$B$1]" office:value-type="float" office:value="105" calcext:value-type="float">
            <text:p>105</text:p>
          </table:table-cell>
          <table:table-cell table:formula="of:=[.C23]+[$Settings.$B$5]" office:value-type="float" office:value="105.001" calcext:value-type="float">
            <text:p>105.001</text:p>
          </table:table-cell>
          <table:table-cell table:formula="of:=[.C23]+[.B23]" office:value-type="float" office:value="106.475" calcext:value-type="float">
            <text:p>106.475</text:p>
          </table:table-cell>
          <table:table-cell table:formula="of:=[.E23]+[$Settings.$B$5]" office:value-type="float" office:value="106.476" calcext:value-type="float">
            <text:p>106.476</text:p>
          </table:table-cell>
          <table:table-cell/>
          <table:table-cell table:formula="of:=[.A23]/[$Settings.$B$2]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24] &lt; [$Settings.$B$2];([$Settings.$B$4]-[$Settings.$B$3]) *  [.H24]+ [$Settings.$B$3];[$Settings.$B$4])" office:value-type="float" office:value="1.53333333333333" calcext:value-type="float">
            <text:p>1.53333333333333</text:p>
          </table:table-cell>
          <table:table-cell table:formula="of:=[.A24]*[$Settings.$B$1]" office:value-type="float" office:value="110" calcext:value-type="float">
            <text:p>110</text:p>
          </table:table-cell>
          <table:table-cell table:formula="of:=[.C24]+[$Settings.$B$5]" office:value-type="float" office:value="110.001" calcext:value-type="float">
            <text:p>110.001</text:p>
          </table:table-cell>
          <table:table-cell table:formula="of:=[.C24]+[.B24]" office:value-type="float" office:value="111.533333333333" calcext:value-type="float">
            <text:p>111.533333333333</text:p>
          </table:table-cell>
          <table:table-cell table:formula="of:=[.E24]+[$Settings.$B$5]" office:value-type="float" office:value="111.534333333333" calcext:value-type="float">
            <text:p>111.534333333333</text:p>
          </table:table-cell>
          <table:table-cell/>
          <table:table-cell table:formula="of:=[.A24]/[$Settings.$B$2]" office:value-type="float" office:value="0.733333333333333" calcext:value-type="float">
            <text:p>0.7333333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25] &lt; [$Settings.$B$2];([$Settings.$B$4]-[$Settings.$B$3]) *  [.H25]+ [$Settings.$B$3];[$Settings.$B$4])" office:value-type="float" office:value="1.59166666666667" calcext:value-type="float">
            <text:p>1.59166666666667</text:p>
          </table:table-cell>
          <table:table-cell table:formula="of:=[.A25]*[$Settings.$B$1]" office:value-type="float" office:value="115" calcext:value-type="float">
            <text:p>115</text:p>
          </table:table-cell>
          <table:table-cell table:formula="of:=[.C25]+[$Settings.$B$5]" office:value-type="float" office:value="115.001" calcext:value-type="float">
            <text:p>115.001</text:p>
          </table:table-cell>
          <table:table-cell table:formula="of:=[.C25]+[.B25]" office:value-type="float" office:value="116.591666666667" calcext:value-type="float">
            <text:p>116.591666666667</text:p>
          </table:table-cell>
          <table:table-cell table:formula="of:=[.E25]+[$Settings.$B$5]" office:value-type="float" office:value="116.592666666667" calcext:value-type="float">
            <text:p>116.592666666667</text:p>
          </table:table-cell>
          <table:table-cell/>
          <table:table-cell table:formula="of:=[.A25]/[$Settings.$B$2]" office:value-type="float" office:value="0.766666666666667" calcext:value-type="float">
            <text:p>0.7666666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26] &lt; [$Settings.$B$2];([$Settings.$B$4]-[$Settings.$B$3]) *  [.H26]+ [$Settings.$B$3];[$Settings.$B$4])" office:value-type="float" office:value="1.65" calcext:value-type="float">
            <text:p>1.65</text:p>
          </table:table-cell>
          <table:table-cell table:formula="of:=[.A26]*[$Settings.$B$1]" office:value-type="float" office:value="120" calcext:value-type="float">
            <text:p>120</text:p>
          </table:table-cell>
          <table:table-cell table:formula="of:=[.C26]+[$Settings.$B$5]" office:value-type="float" office:value="120.001" calcext:value-type="float">
            <text:p>120.001</text:p>
          </table:table-cell>
          <table:table-cell table:formula="of:=[.C26]+[.B26]" office:value-type="float" office:value="121.65" calcext:value-type="float">
            <text:p>121.65</text:p>
          </table:table-cell>
          <table:table-cell table:formula="of:=[.E26]+[$Settings.$B$5]" office:value-type="float" office:value="121.651" calcext:value-type="float">
            <text:p>121.651</text:p>
          </table:table-cell>
          <table:table-cell/>
          <table:table-cell table:formula="of:=[.A26]/[$Settings.$B$2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27] &lt; [$Settings.$B$2];([$Settings.$B$4]-[$Settings.$B$3]) *  [.H27]+ [$Settings.$B$3];[$Settings.$B$4])" office:value-type="float" office:value="1.70833333333333" calcext:value-type="float">
            <text:p>1.70833333333333</text:p>
          </table:table-cell>
          <table:table-cell table:formula="of:=[.A27]*[$Settings.$B$1]" office:value-type="float" office:value="125" calcext:value-type="float">
            <text:p>125</text:p>
          </table:table-cell>
          <table:table-cell table:formula="of:=[.C27]+[$Settings.$B$5]" office:value-type="float" office:value="125.001" calcext:value-type="float">
            <text:p>125.001</text:p>
          </table:table-cell>
          <table:table-cell table:formula="of:=[.C27]+[.B27]" office:value-type="float" office:value="126.708333333333" calcext:value-type="float">
            <text:p>126.708333333333</text:p>
          </table:table-cell>
          <table:table-cell table:formula="of:=[.E27]+[$Settings.$B$5]" office:value-type="float" office:value="126.709333333333" calcext:value-type="float">
            <text:p>126.709333333333</text:p>
          </table:table-cell>
          <table:table-cell/>
          <table:table-cell table:formula="of:=[.A27]/[$Settings.$B$2]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28] &lt; [$Settings.$B$2];([$Settings.$B$4]-[$Settings.$B$3]) *  [.H28]+ [$Settings.$B$3];[$Settings.$B$4])" office:value-type="float" office:value="1.76666666666667" calcext:value-type="float">
            <text:p>1.76666666666667</text:p>
          </table:table-cell>
          <table:table-cell table:formula="of:=[.A28]*[$Settings.$B$1]" office:value-type="float" office:value="130" calcext:value-type="float">
            <text:p>130</text:p>
          </table:table-cell>
          <table:table-cell table:formula="of:=[.C28]+[$Settings.$B$5]" office:value-type="float" office:value="130.001" calcext:value-type="float">
            <text:p>130.001</text:p>
          </table:table-cell>
          <table:table-cell table:formula="of:=[.C28]+[.B28]" office:value-type="float" office:value="131.766666666667" calcext:value-type="float">
            <text:p>131.766666666667</text:p>
          </table:table-cell>
          <table:table-cell table:formula="of:=[.E28]+[$Settings.$B$5]" office:value-type="float" office:value="131.767666666667" calcext:value-type="float">
            <text:p>131.767666666667</text:p>
          </table:table-cell>
          <table:table-cell/>
          <table:table-cell table:formula="of:=[.A28]/[$Settings.$B$2]" office:value-type="float" office:value="0.866666666666667" calcext:value-type="float">
            <text:p>0.866666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29] &lt; [$Settings.$B$2];([$Settings.$B$4]-[$Settings.$B$3]) *  [.H29]+ [$Settings.$B$3];[$Settings.$B$4])" office:value-type="float" office:value="1.825" calcext:value-type="float">
            <text:p>1.825</text:p>
          </table:table-cell>
          <table:table-cell table:formula="of:=[.A29]*[$Settings.$B$1]" office:value-type="float" office:value="135" calcext:value-type="float">
            <text:p>135</text:p>
          </table:table-cell>
          <table:table-cell table:formula="of:=[.C29]+[$Settings.$B$5]" office:value-type="float" office:value="135.001" calcext:value-type="float">
            <text:p>135.001</text:p>
          </table:table-cell>
          <table:table-cell table:formula="of:=[.C29]+[.B29]" office:value-type="float" office:value="136.825" calcext:value-type="float">
            <text:p>136.825</text:p>
          </table:table-cell>
          <table:table-cell table:formula="of:=[.E29]+[$Settings.$B$5]" office:value-type="float" office:value="136.826" calcext:value-type="float">
            <text:p>136.826</text:p>
          </table:table-cell>
          <table:table-cell/>
          <table:table-cell table:formula="of:=[.A29]/[$Settings.$B$2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30] &lt; [$Settings.$B$2];([$Settings.$B$4]-[$Settings.$B$3]) *  [.H30]+ [$Settings.$B$3];[$Settings.$B$4])" office:value-type="float" office:value="1.88333333333333" calcext:value-type="float">
            <text:p>1.88333333333333</text:p>
          </table:table-cell>
          <table:table-cell table:formula="of:=[.A30]*[$Settings.$B$1]" office:value-type="float" office:value="140" calcext:value-type="float">
            <text:p>140</text:p>
          </table:table-cell>
          <table:table-cell table:formula="of:=[.C30]+[$Settings.$B$5]" office:value-type="float" office:value="140.001" calcext:value-type="float">
            <text:p>140.001</text:p>
          </table:table-cell>
          <table:table-cell table:formula="of:=[.C30]+[.B30]" office:value-type="float" office:value="141.883333333333" calcext:value-type="float">
            <text:p>141.883333333333</text:p>
          </table:table-cell>
          <table:table-cell table:formula="of:=[.E30]+[$Settings.$B$5]" office:value-type="float" office:value="141.884333333333" calcext:value-type="float">
            <text:p>141.884333333333</text:p>
          </table:table-cell>
          <table:table-cell/>
          <table:table-cell table:formula="of:=[.A30]/[$Settings.$B$2]" office:value-type="float" office:value="0.933333333333333" calcext:value-type="float">
            <text:p>0.9333333333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[.A31] &lt; [$Settings.$B$2];([$Settings.$B$4]-[$Settings.$B$3]) *  [.H31]+ [$Settings.$B$3];[$Settings.$B$4])" office:value-type="float" office:value="1.94166666666667" calcext:value-type="float">
            <text:p>1.94166666666667</text:p>
          </table:table-cell>
          <table:table-cell table:formula="of:=[.A31]*[$Settings.$B$1]" office:value-type="float" office:value="145" calcext:value-type="float">
            <text:p>145</text:p>
          </table:table-cell>
          <table:table-cell table:formula="of:=[.C31]+[$Settings.$B$5]" office:value-type="float" office:value="145.001" calcext:value-type="float">
            <text:p>145.001</text:p>
          </table:table-cell>
          <table:table-cell table:formula="of:=[.C31]+[.B31]" office:value-type="float" office:value="146.941666666667" calcext:value-type="float">
            <text:p>146.941666666667</text:p>
          </table:table-cell>
          <table:table-cell table:formula="of:=[.E31]+[$Settings.$B$5]" office:value-type="float" office:value="146.942666666667" calcext:value-type="float">
            <text:p>146.942666666667</text:p>
          </table:table-cell>
          <table:table-cell/>
          <table:table-cell table:formula="of:=[.A31]/[$Settings.$B$2]" office:value-type="float" office:value="0.966666666666667" calcext:value-type="float">
            <text:p>0.9666666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32] &lt; [$Settings.$B$2];([$Settings.$B$4]-[$Settings.$B$3]) *  [.H32]+ [$Settings.$B$3];[$Settings.$B$4])" office:value-type="float" office:value="2" calcext:value-type="float">
            <text:p>2</text:p>
          </table:table-cell>
          <table:table-cell table:formula="of:=[.A32]*[$Settings.$B$1]" office:value-type="float" office:value="150" calcext:value-type="float">
            <text:p>150</text:p>
          </table:table-cell>
          <table:table-cell table:formula="of:=[.C32]+[$Settings.$B$5]" office:value-type="float" office:value="150.001" calcext:value-type="float">
            <text:p>150.001</text:p>
          </table:table-cell>
          <table:table-cell table:formula="of:=[.C32]+[.B32]" office:value-type="float" office:value="152" calcext:value-type="float">
            <text:p>152</text:p>
          </table:table-cell>
          <table:table-cell table:formula="of:=[.E32]+[$Settings.$B$5]" office:value-type="float" office:value="152.001" calcext:value-type="float">
            <text:p>152.001</text:p>
          </table:table-cell>
          <table:table-cell/>
          <table:table-cell table:formula="of:=[.A32]/[$Settings.$B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33] &lt; [$Settings.$B$2];([$Settings.$B$4]-[$Settings.$B$3]) *  [.H33]+ [$Settings.$B$3];[$Settings.$B$4])" office:value-type="float" office:value="2" calcext:value-type="float">
            <text:p>2</text:p>
          </table:table-cell>
          <table:table-cell table:formula="of:=[.A33]*[$Settings.$B$1]" office:value-type="float" office:value="155" calcext:value-type="float">
            <text:p>155</text:p>
          </table:table-cell>
          <table:table-cell table:formula="of:=[.C33]+[$Settings.$B$5]" office:value-type="float" office:value="155.001" calcext:value-type="float">
            <text:p>155.001</text:p>
          </table:table-cell>
          <table:table-cell table:formula="of:=[.C33]+[.B33]" office:value-type="float" office:value="157" calcext:value-type="float">
            <text:p>157</text:p>
          </table:table-cell>
          <table:table-cell table:formula="of:=[.E33]+[$Settings.$B$5]" office:value-type="float" office:value="157.001" calcext:value-type="float">
            <text:p>157.001</text:p>
          </table:table-cell>
          <table:table-cell/>
          <table:table-cell table:formula="of:=[.A33]/[$Settings.$B$2]" office:value-type="float" office:value="1.03333333333333" calcext:value-type="float">
            <text:p>1.03333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34] &lt; [$Settings.$B$2];([$Settings.$B$4]-[$Settings.$B$3]) *  [.H34]+ [$Settings.$B$3];[$Settings.$B$4])" office:value-type="float" office:value="2" calcext:value-type="float">
            <text:p>2</text:p>
          </table:table-cell>
          <table:table-cell table:formula="of:=[.A34]*[$Settings.$B$1]" office:value-type="float" office:value="160" calcext:value-type="float">
            <text:p>160</text:p>
          </table:table-cell>
          <table:table-cell table:formula="of:=[.C34]+[$Settings.$B$5]" office:value-type="float" office:value="160.001" calcext:value-type="float">
            <text:p>160.001</text:p>
          </table:table-cell>
          <table:table-cell table:formula="of:=[.C34]+[.B34]" office:value-type="float" office:value="162" calcext:value-type="float">
            <text:p>162</text:p>
          </table:table-cell>
          <table:table-cell table:formula="of:=[.E34]+[$Settings.$B$5]" office:value-type="float" office:value="162.001" calcext:value-type="float">
            <text:p>162.001</text:p>
          </table:table-cell>
          <table:table-cell/>
          <table:table-cell table:formula="of:=[.A34]/[$Settings.$B$2]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35] &lt; [$Settings.$B$2];([$Settings.$B$4]-[$Settings.$B$3]) *  [.H35]+ [$Settings.$B$3];[$Settings.$B$4])" office:value-type="float" office:value="2" calcext:value-type="float">
            <text:p>2</text:p>
          </table:table-cell>
          <table:table-cell table:formula="of:=[.A35]*[$Settings.$B$1]" office:value-type="float" office:value="165" calcext:value-type="float">
            <text:p>165</text:p>
          </table:table-cell>
          <table:table-cell table:formula="of:=[.C35]+[$Settings.$B$5]" office:value-type="float" office:value="165.001" calcext:value-type="float">
            <text:p>165.001</text:p>
          </table:table-cell>
          <table:table-cell table:formula="of:=[.C35]+[.B35]" office:value-type="float" office:value="167" calcext:value-type="float">
            <text:p>167</text:p>
          </table:table-cell>
          <table:table-cell table:formula="of:=[.E35]+[$Settings.$B$5]" office:value-type="float" office:value="167.001" calcext:value-type="float">
            <text:p>167.001</text:p>
          </table:table-cell>
          <table:table-cell/>
          <table:table-cell table:formula="of:=[.A35]/[$Settings.$B$2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.A36] &lt; [$Settings.$B$2];([$Settings.$B$4]-[$Settings.$B$3]) *  [.H36]+ [$Settings.$B$3];[$Settings.$B$4])" office:value-type="float" office:value="2" calcext:value-type="float">
            <text:p>2</text:p>
          </table:table-cell>
          <table:table-cell table:formula="of:=[.A36]*[$Settings.$B$1]" office:value-type="float" office:value="170" calcext:value-type="float">
            <text:p>170</text:p>
          </table:table-cell>
          <table:table-cell table:formula="of:=[.C36]+[$Settings.$B$5]" office:value-type="float" office:value="170.001" calcext:value-type="float">
            <text:p>170.001</text:p>
          </table:table-cell>
          <table:table-cell table:formula="of:=[.C36]+[.B36]" office:value-type="float" office:value="172" calcext:value-type="float">
            <text:p>172</text:p>
          </table:table-cell>
          <table:table-cell table:formula="of:=[.E36]+[$Settings.$B$5]" office:value-type="float" office:value="172.001" calcext:value-type="float">
            <text:p>172.001</text:p>
          </table:table-cell>
          <table:table-cell/>
          <table:table-cell table:formula="of:=[.A36]/[$Settings.$B$2]" office:value-type="float" office:value="1.13333333333333" calcext:value-type="float">
            <text:p>1.13333333333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37] &lt; [$Settings.$B$2];([$Settings.$B$4]-[$Settings.$B$3]) *  [.H37]+ [$Settings.$B$3];[$Settings.$B$4])" office:value-type="float" office:value="2" calcext:value-type="float">
            <text:p>2</text:p>
          </table:table-cell>
          <table:table-cell table:formula="of:=[.A37]*[$Settings.$B$1]" office:value-type="float" office:value="175" calcext:value-type="float">
            <text:p>175</text:p>
          </table:table-cell>
          <table:table-cell table:formula="of:=[.C37]+[$Settings.$B$5]" office:value-type="float" office:value="175.001" calcext:value-type="float">
            <text:p>175.001</text:p>
          </table:table-cell>
          <table:table-cell table:formula="of:=[.C37]+[.B37]" office:value-type="float" office:value="177" calcext:value-type="float">
            <text:p>177</text:p>
          </table:table-cell>
          <table:table-cell table:formula="of:=[.E37]+[$Settings.$B$5]" office:value-type="float" office:value="177.001" calcext:value-type="float">
            <text:p>177.001</text:p>
          </table:table-cell>
          <table:table-cell/>
          <table:table-cell table:formula="of:=[.A37]/[$Settings.$B$2]" office:value-type="float" office:value="1.16666666666667" calcext:value-type="float">
            <text:p>1.166666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A38] &lt; [$Settings.$B$2];([$Settings.$B$4]-[$Settings.$B$3]) *  [.H38]+ [$Settings.$B$3];[$Settings.$B$4])" office:value-type="float" office:value="2" calcext:value-type="float">
            <text:p>2</text:p>
          </table:table-cell>
          <table:table-cell table:formula="of:=[.A38]*[$Settings.$B$1]" office:value-type="float" office:value="180" calcext:value-type="float">
            <text:p>180</text:p>
          </table:table-cell>
          <table:table-cell table:formula="of:=[.C38]+[$Settings.$B$5]" office:value-type="float" office:value="180.001" calcext:value-type="float">
            <text:p>180.001</text:p>
          </table:table-cell>
          <table:table-cell table:formula="of:=[.C38]+[.B38]" office:value-type="float" office:value="182" calcext:value-type="float">
            <text:p>182</text:p>
          </table:table-cell>
          <table:table-cell table:formula="of:=[.E38]+[$Settings.$B$5]" office:value-type="float" office:value="182.001" calcext:value-type="float">
            <text:p>182.001</text:p>
          </table:table-cell>
          <table:table-cell/>
          <table:table-cell table:formula="of:=[.A38]/[$Settings.$B$2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[.A39] &lt; [$Settings.$B$2];([$Settings.$B$4]-[$Settings.$B$3]) *  [.H39]+ [$Settings.$B$3];[$Settings.$B$4])" office:value-type="float" office:value="2" calcext:value-type="float">
            <text:p>2</text:p>
          </table:table-cell>
          <table:table-cell table:formula="of:=[.A39]*[$Settings.$B$1]" office:value-type="float" office:value="185" calcext:value-type="float">
            <text:p>185</text:p>
          </table:table-cell>
          <table:table-cell table:formula="of:=[.C39]+[$Settings.$B$5]" office:value-type="float" office:value="185.001" calcext:value-type="float">
            <text:p>185.001</text:p>
          </table:table-cell>
          <table:table-cell table:formula="of:=[.C39]+[.B39]" office:value-type="float" office:value="187" calcext:value-type="float">
            <text:p>187</text:p>
          </table:table-cell>
          <table:table-cell table:formula="of:=[.E39]+[$Settings.$B$5]" office:value-type="float" office:value="187.001" calcext:value-type="float">
            <text:p>187.001</text:p>
          </table:table-cell>
          <table:table-cell/>
          <table:table-cell table:formula="of:=[.A39]/[$Settings.$B$2]" office:value-type="float" office:value="1.23333333333333" calcext:value-type="float">
            <text:p>1.23333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40] &lt; [$Settings.$B$2];([$Settings.$B$4]-[$Settings.$B$3]) *  [.H40]+ [$Settings.$B$3];[$Settings.$B$4])" office:value-type="float" office:value="2" calcext:value-type="float">
            <text:p>2</text:p>
          </table:table-cell>
          <table:table-cell table:formula="of:=[.A40]*[$Settings.$B$1]" office:value-type="float" office:value="190" calcext:value-type="float">
            <text:p>190</text:p>
          </table:table-cell>
          <table:table-cell table:formula="of:=[.C40]+[$Settings.$B$5]" office:value-type="float" office:value="190.001" calcext:value-type="float">
            <text:p>190.001</text:p>
          </table:table-cell>
          <table:table-cell table:formula="of:=[.C40]+[.B40]" office:value-type="float" office:value="192" calcext:value-type="float">
            <text:p>192</text:p>
          </table:table-cell>
          <table:table-cell table:formula="of:=[.E40]+[$Settings.$B$5]" office:value-type="float" office:value="192.001" calcext:value-type="float">
            <text:p>192.001</text:p>
          </table:table-cell>
          <table:table-cell/>
          <table:table-cell table:formula="of:=[.A40]/[$Settings.$B$2]" office:value-type="float" office:value="1.26666666666667" calcext:value-type="float">
            <text:p>1.26666666666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[.A41] &lt; [$Settings.$B$2];([$Settings.$B$4]-[$Settings.$B$3]) *  [.H41]+ [$Settings.$B$3];[$Settings.$B$4])" office:value-type="float" office:value="2" calcext:value-type="float">
            <text:p>2</text:p>
          </table:table-cell>
          <table:table-cell table:formula="of:=[.A41]*[$Settings.$B$1]" office:value-type="float" office:value="195" calcext:value-type="float">
            <text:p>195</text:p>
          </table:table-cell>
          <table:table-cell table:formula="of:=[.C41]+[$Settings.$B$5]" office:value-type="float" office:value="195.001" calcext:value-type="float">
            <text:p>195.001</text:p>
          </table:table-cell>
          <table:table-cell table:formula="of:=[.C41]+[.B41]" office:value-type="float" office:value="197" calcext:value-type="float">
            <text:p>197</text:p>
          </table:table-cell>
          <table:table-cell table:formula="of:=[.E41]+[$Settings.$B$5]" office:value-type="float" office:value="197.001" calcext:value-type="float">
            <text:p>197.001</text:p>
          </table:table-cell>
          <table:table-cell/>
          <table:table-cell table:formula="of:=[.A41]/[$Settings.$B$2]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42] &lt; [$Settings.$B$2];([$Settings.$B$4]-[$Settings.$B$3]) *  [.H42]+ [$Settings.$B$3];[$Settings.$B$4])" office:value-type="float" office:value="2" calcext:value-type="float">
            <text:p>2</text:p>
          </table:table-cell>
          <table:table-cell table:formula="of:=[.A42]*[$Settings.$B$1]" office:value-type="float" office:value="200" calcext:value-type="float">
            <text:p>200</text:p>
          </table:table-cell>
          <table:table-cell table:formula="of:=[.C42]+[$Settings.$B$5]" office:value-type="float" office:value="200.001" calcext:value-type="float">
            <text:p>200.001</text:p>
          </table:table-cell>
          <table:table-cell table:formula="of:=[.C42]+[.B42]" office:value-type="float" office:value="202" calcext:value-type="float">
            <text:p>202</text:p>
          </table:table-cell>
          <table:table-cell table:formula="of:=[.E42]+[$Settings.$B$5]" office:value-type="float" office:value="202.001" calcext:value-type="float">
            <text:p>202.001</text:p>
          </table:table-cell>
          <table:table-cell/>
          <table:table-cell table:formula="of:=[.A42]/[$Settings.$B$2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43] &lt; [$Settings.$B$2];([$Settings.$B$4]-[$Settings.$B$3]) *  [.H43]+ [$Settings.$B$3];[$Settings.$B$4])" office:value-type="float" office:value="2" calcext:value-type="float">
            <text:p>2</text:p>
          </table:table-cell>
          <table:table-cell table:formula="of:=[.A43]*[$Settings.$B$1]" office:value-type="float" office:value="205" calcext:value-type="float">
            <text:p>205</text:p>
          </table:table-cell>
          <table:table-cell table:formula="of:=[.C43]+[$Settings.$B$5]" office:value-type="float" office:value="205.001" calcext:value-type="float">
            <text:p>205.001</text:p>
          </table:table-cell>
          <table:table-cell table:formula="of:=[.C43]+[.B43]" office:value-type="float" office:value="207" calcext:value-type="float">
            <text:p>207</text:p>
          </table:table-cell>
          <table:table-cell table:formula="of:=[.E43]+[$Settings.$B$5]" office:value-type="float" office:value="207.001" calcext:value-type="float">
            <text:p>207.001</text:p>
          </table:table-cell>
          <table:table-cell/>
          <table:table-cell table:formula="of:=[.A43]/[$Settings.$B$2]" office:value-type="float" office:value="1.36666666666667" calcext:value-type="float">
            <text:p>1.36666666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A44] &lt; [$Settings.$B$2];([$Settings.$B$4]-[$Settings.$B$3]) *  [.H44]+ [$Settings.$B$3];[$Settings.$B$4])" office:value-type="float" office:value="2" calcext:value-type="float">
            <text:p>2</text:p>
          </table:table-cell>
          <table:table-cell table:formula="of:=[.A44]*[$Settings.$B$1]" office:value-type="float" office:value="210" calcext:value-type="float">
            <text:p>210</text:p>
          </table:table-cell>
          <table:table-cell table:formula="of:=[.C44]+[$Settings.$B$5]" office:value-type="float" office:value="210.001" calcext:value-type="float">
            <text:p>210.001</text:p>
          </table:table-cell>
          <table:table-cell table:formula="of:=[.C44]+[.B44]" office:value-type="float" office:value="212" calcext:value-type="float">
            <text:p>212</text:p>
          </table:table-cell>
          <table:table-cell table:formula="of:=[.E44]+[$Settings.$B$5]" office:value-type="float" office:value="212.001" calcext:value-type="float">
            <text:p>212.001</text:p>
          </table:table-cell>
          <table:table-cell/>
          <table:table-cell table:formula="of:=[.A44]/[$Settings.$B$2]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A45] &lt; [$Settings.$B$2];([$Settings.$B$4]-[$Settings.$B$3]) *  [.H45]+ [$Settings.$B$3];[$Settings.$B$4])" office:value-type="float" office:value="2" calcext:value-type="float">
            <text:p>2</text:p>
          </table:table-cell>
          <table:table-cell table:formula="of:=[.A45]*[$Settings.$B$1]" office:value-type="float" office:value="215" calcext:value-type="float">
            <text:p>215</text:p>
          </table:table-cell>
          <table:table-cell table:formula="of:=[.C45]+[$Settings.$B$5]" office:value-type="float" office:value="215.001" calcext:value-type="float">
            <text:p>215.001</text:p>
          </table:table-cell>
          <table:table-cell table:formula="of:=[.C45]+[.B45]" office:value-type="float" office:value="217" calcext:value-type="float">
            <text:p>217</text:p>
          </table:table-cell>
          <table:table-cell table:formula="of:=[.E45]+[$Settings.$B$5]" office:value-type="float" office:value="217.001" calcext:value-type="float">
            <text:p>217.001</text:p>
          </table:table-cell>
          <table:table-cell/>
          <table:table-cell table:formula="of:=[.A45]/[$Settings.$B$2]" office:value-type="float" office:value="1.43333333333333" calcext:value-type="float">
            <text:p>1.4333333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A46] &lt; [$Settings.$B$2];([$Settings.$B$4]-[$Settings.$B$3]) *  [.H46]+ [$Settings.$B$3];[$Settings.$B$4])" office:value-type="float" office:value="2" calcext:value-type="float">
            <text:p>2</text:p>
          </table:table-cell>
          <table:table-cell table:formula="of:=[.A46]*[$Settings.$B$1]" office:value-type="float" office:value="220" calcext:value-type="float">
            <text:p>220</text:p>
          </table:table-cell>
          <table:table-cell table:formula="of:=[.C46]+[$Settings.$B$5]" office:value-type="float" office:value="220.001" calcext:value-type="float">
            <text:p>220.001</text:p>
          </table:table-cell>
          <table:table-cell table:formula="of:=[.C46]+[.B46]" office:value-type="float" office:value="222" calcext:value-type="float">
            <text:p>222</text:p>
          </table:table-cell>
          <table:table-cell table:formula="of:=[.E46]+[$Settings.$B$5]" office:value-type="float" office:value="222.001" calcext:value-type="float">
            <text:p>222.001</text:p>
          </table:table-cell>
          <table:table-cell/>
          <table:table-cell table:formula="of:=[.A46]/[$Settings.$B$2]" office:value-type="float" office:value="1.46666666666667" calcext:value-type="float">
            <text:p>1.466666666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A47] &lt; [$Settings.$B$2];([$Settings.$B$4]-[$Settings.$B$3]) *  [.H47]+ [$Settings.$B$3];[$Settings.$B$4])" office:value-type="float" office:value="2" calcext:value-type="float">
            <text:p>2</text:p>
          </table:table-cell>
          <table:table-cell table:formula="of:=[.A47]*[$Settings.$B$1]" office:value-type="float" office:value="225" calcext:value-type="float">
            <text:p>225</text:p>
          </table:table-cell>
          <table:table-cell table:formula="of:=[.C47]+[$Settings.$B$5]" office:value-type="float" office:value="225.001" calcext:value-type="float">
            <text:p>225.001</text:p>
          </table:table-cell>
          <table:table-cell table:formula="of:=[.C47]+[.B47]" office:value-type="float" office:value="227" calcext:value-type="float">
            <text:p>227</text:p>
          </table:table-cell>
          <table:table-cell table:formula="of:=[.E47]+[$Settings.$B$5]" office:value-type="float" office:value="227.001" calcext:value-type="float">
            <text:p>227.001</text:p>
          </table:table-cell>
          <table:table-cell/>
          <table:table-cell table:formula="of:=[.A47]/[$Settings.$B$2]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48] &lt; [$Settings.$B$2];([$Settings.$B$4]-[$Settings.$B$3]) *  [.H48]+ [$Settings.$B$3];[$Settings.$B$4])" office:value-type="float" office:value="2" calcext:value-type="float">
            <text:p>2</text:p>
          </table:table-cell>
          <table:table-cell table:formula="of:=[.A48]*[$Settings.$B$1]" office:value-type="float" office:value="230" calcext:value-type="float">
            <text:p>230</text:p>
          </table:table-cell>
          <table:table-cell table:formula="of:=[.C48]+[$Settings.$B$5]" office:value-type="float" office:value="230.001" calcext:value-type="float">
            <text:p>230.001</text:p>
          </table:table-cell>
          <table:table-cell table:formula="of:=[.C48]+[.B48]" office:value-type="float" office:value="232" calcext:value-type="float">
            <text:p>232</text:p>
          </table:table-cell>
          <table:table-cell table:formula="of:=[.E48]+[$Settings.$B$5]" office:value-type="float" office:value="232.001" calcext:value-type="float">
            <text:p>232.001</text:p>
          </table:table-cell>
          <table:table-cell/>
          <table:table-cell table:formula="of:=[.A48]/[$Settings.$B$2]" office:value-type="float" office:value="1.53333333333333" calcext:value-type="float">
            <text:p>1.533333333333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49] &lt; [$Settings.$B$2];([$Settings.$B$4]-[$Settings.$B$3]) *  [.H49]+ [$Settings.$B$3];[$Settings.$B$4])" office:value-type="float" office:value="2" calcext:value-type="float">
            <text:p>2</text:p>
          </table:table-cell>
          <table:table-cell table:formula="of:=[.A49]*[$Settings.$B$1]" office:value-type="float" office:value="235" calcext:value-type="float">
            <text:p>235</text:p>
          </table:table-cell>
          <table:table-cell table:formula="of:=[.C49]+[$Settings.$B$5]" office:value-type="float" office:value="235.001" calcext:value-type="float">
            <text:p>235.001</text:p>
          </table:table-cell>
          <table:table-cell table:formula="of:=[.C49]+[.B49]" office:value-type="float" office:value="237" calcext:value-type="float">
            <text:p>237</text:p>
          </table:table-cell>
          <table:table-cell table:formula="of:=[.E49]+[$Settings.$B$5]" office:value-type="float" office:value="237.001" calcext:value-type="float">
            <text:p>237.001</text:p>
          </table:table-cell>
          <table:table-cell/>
          <table:table-cell table:formula="of:=[.A49]/[$Settings.$B$2]" office:value-type="float" office:value="1.56666666666667" calcext:value-type="float">
            <text:p>1.566666666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A50] &lt; [$Settings.$B$2];([$Settings.$B$4]-[$Settings.$B$3]) *  [.H50]+ [$Settings.$B$3];[$Settings.$B$4])" office:value-type="float" office:value="2" calcext:value-type="float">
            <text:p>2</text:p>
          </table:table-cell>
          <table:table-cell table:formula="of:=[.A50]*[$Settings.$B$1]" office:value-type="float" office:value="240" calcext:value-type="float">
            <text:p>240</text:p>
          </table:table-cell>
          <table:table-cell table:formula="of:=[.C50]+[$Settings.$B$5]" office:value-type="float" office:value="240.001" calcext:value-type="float">
            <text:p>240.001</text:p>
          </table:table-cell>
          <table:table-cell table:formula="of:=[.C50]+[.B50]" office:value-type="float" office:value="242" calcext:value-type="float">
            <text:p>242</text:p>
          </table:table-cell>
          <table:table-cell table:formula="of:=[.E50]+[$Settings.$B$5]" office:value-type="float" office:value="242.001" calcext:value-type="float">
            <text:p>242.001</text:p>
          </table:table-cell>
          <table:table-cell/>
          <table:table-cell table:formula="of:=[.A50]/[$Settings.$B$2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A51] &lt; [$Settings.$B$2];([$Settings.$B$4]-[$Settings.$B$3]) *  [.H51]+ [$Settings.$B$3];[$Settings.$B$4])" office:value-type="float" office:value="2" calcext:value-type="float">
            <text:p>2</text:p>
          </table:table-cell>
          <table:table-cell table:formula="of:=[.A51]*[$Settings.$B$1]" office:value-type="float" office:value="245" calcext:value-type="float">
            <text:p>245</text:p>
          </table:table-cell>
          <table:table-cell table:formula="of:=[.C51]+[$Settings.$B$5]" office:value-type="float" office:value="245.001" calcext:value-type="float">
            <text:p>245.001</text:p>
          </table:table-cell>
          <table:table-cell table:formula="of:=[.C51]+[.B51]" office:value-type="float" office:value="247" calcext:value-type="float">
            <text:p>247</text:p>
          </table:table-cell>
          <table:table-cell table:formula="of:=[.E51]+[$Settings.$B$5]" office:value-type="float" office:value="247.001" calcext:value-type="float">
            <text:p>247.001</text:p>
          </table:table-cell>
          <table:table-cell/>
          <table:table-cell table:formula="of:=[.A51]/[$Settings.$B$2]" office:value-type="float" office:value="1.63333333333333" calcext:value-type="float">
            <text:p>1.6333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52] &lt; [$Settings.$B$2];([$Settings.$B$4]-[$Settings.$B$3]) *  [.H52]+ [$Settings.$B$3];[$Settings.$B$4])" office:value-type="float" office:value="2" calcext:value-type="float">
            <text:p>2</text:p>
          </table:table-cell>
          <table:table-cell table:formula="of:=[.A52]*[$Settings.$B$1]" office:value-type="float" office:value="250" calcext:value-type="float">
            <text:p>250</text:p>
          </table:table-cell>
          <table:table-cell table:formula="of:=[.C52]+[$Settings.$B$5]" office:value-type="float" office:value="250.001" calcext:value-type="float">
            <text:p>250.001</text:p>
          </table:table-cell>
          <table:table-cell table:formula="of:=[.C52]+[.B52]" office:value-type="float" office:value="252" calcext:value-type="float">
            <text:p>252</text:p>
          </table:table-cell>
          <table:table-cell table:formula="of:=[.E52]+[$Settings.$B$5]" office:value-type="float" office:value="252.001" calcext:value-type="float">
            <text:p>252.001</text:p>
          </table:table-cell>
          <table:table-cell/>
          <table:table-cell table:formula="of:=[.A52]/[$Settings.$B$2]" office:value-type="float" office:value="1.66666666666667" calcext:value-type="float">
            <text:p>1.666666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A53] &lt; [$Settings.$B$2];([$Settings.$B$4]-[$Settings.$B$3]) *  [.H53]+ [$Settings.$B$3];[$Settings.$B$4])" office:value-type="float" office:value="2" calcext:value-type="float">
            <text:p>2</text:p>
          </table:table-cell>
          <table:table-cell table:formula="of:=[.A53]*[$Settings.$B$1]" office:value-type="float" office:value="255" calcext:value-type="float">
            <text:p>255</text:p>
          </table:table-cell>
          <table:table-cell table:formula="of:=[.C53]+[$Settings.$B$5]" office:value-type="float" office:value="255.001" calcext:value-type="float">
            <text:p>255.001</text:p>
          </table:table-cell>
          <table:table-cell table:formula="of:=[.C53]+[.B53]" office:value-type="float" office:value="257" calcext:value-type="float">
            <text:p>257</text:p>
          </table:table-cell>
          <table:table-cell table:formula="of:=[.E53]+[$Settings.$B$5]" office:value-type="float" office:value="257.001" calcext:value-type="float">
            <text:p>257.001</text:p>
          </table:table-cell>
          <table:table-cell/>
          <table:table-cell table:formula="of:=[.A53]/[$Settings.$B$2]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[.A54] &lt; [$Settings.$B$2];([$Settings.$B$4]-[$Settings.$B$3]) *  [.H54]+ [$Settings.$B$3];[$Settings.$B$4])" office:value-type="float" office:value="2" calcext:value-type="float">
            <text:p>2</text:p>
          </table:table-cell>
          <table:table-cell table:formula="of:=[.A54]*[$Settings.$B$1]" office:value-type="float" office:value="260" calcext:value-type="float">
            <text:p>260</text:p>
          </table:table-cell>
          <table:table-cell table:formula="of:=[.C54]+[$Settings.$B$5]" office:value-type="float" office:value="260.001" calcext:value-type="float">
            <text:p>260.001</text:p>
          </table:table-cell>
          <table:table-cell table:formula="of:=[.C54]+[.B54]" office:value-type="float" office:value="262" calcext:value-type="float">
            <text:p>262</text:p>
          </table:table-cell>
          <table:table-cell table:formula="of:=[.E54]+[$Settings.$B$5]" office:value-type="float" office:value="262.001" calcext:value-type="float">
            <text:p>262.001</text:p>
          </table:table-cell>
          <table:table-cell/>
          <table:table-cell table:formula="of:=[.A54]/[$Settings.$B$2]" office:value-type="float" office:value="1.73333333333333" calcext:value-type="float">
            <text:p>1.73333333333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[.A55] &lt; [$Settings.$B$2];([$Settings.$B$4]-[$Settings.$B$3]) *  [.H55]+ [$Settings.$B$3];[$Settings.$B$4])" office:value-type="float" office:value="2" calcext:value-type="float">
            <text:p>2</text:p>
          </table:table-cell>
          <table:table-cell table:formula="of:=[.A55]*[$Settings.$B$1]" office:value-type="float" office:value="265" calcext:value-type="float">
            <text:p>265</text:p>
          </table:table-cell>
          <table:table-cell table:formula="of:=[.C55]+[$Settings.$B$5]" office:value-type="float" office:value="265.001" calcext:value-type="float">
            <text:p>265.001</text:p>
          </table:table-cell>
          <table:table-cell table:formula="of:=[.C55]+[.B55]" office:value-type="float" office:value="267" calcext:value-type="float">
            <text:p>267</text:p>
          </table:table-cell>
          <table:table-cell table:formula="of:=[.E55]+[$Settings.$B$5]" office:value-type="float" office:value="267.001" calcext:value-type="float">
            <text:p>267.001</text:p>
          </table:table-cell>
          <table:table-cell/>
          <table:table-cell table:formula="of:=[.A55]/[$Settings.$B$2]" office:value-type="float" office:value="1.76666666666667" calcext:value-type="float">
            <text:p>1.766666666666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[.A56] &lt; [$Settings.$B$2];([$Settings.$B$4]-[$Settings.$B$3]) *  [.H56]+ [$Settings.$B$3];[$Settings.$B$4])" office:value-type="float" office:value="2" calcext:value-type="float">
            <text:p>2</text:p>
          </table:table-cell>
          <table:table-cell table:formula="of:=[.A56]*[$Settings.$B$1]" office:value-type="float" office:value="270" calcext:value-type="float">
            <text:p>270</text:p>
          </table:table-cell>
          <table:table-cell table:formula="of:=[.C56]+[$Settings.$B$5]" office:value-type="float" office:value="270.001" calcext:value-type="float">
            <text:p>270.001</text:p>
          </table:table-cell>
          <table:table-cell table:formula="of:=[.C56]+[.B56]" office:value-type="float" office:value="272" calcext:value-type="float">
            <text:p>272</text:p>
          </table:table-cell>
          <table:table-cell table:formula="of:=[.E56]+[$Settings.$B$5]" office:value-type="float" office:value="272.001" calcext:value-type="float">
            <text:p>272.001</text:p>
          </table:table-cell>
          <table:table-cell/>
          <table:table-cell table:formula="of:=[.A56]/[$Settings.$B$2]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A57] &lt; [$Settings.$B$2];([$Settings.$B$4]-[$Settings.$B$3]) *  [.H57]+ [$Settings.$B$3];[$Settings.$B$4])" office:value-type="float" office:value="2" calcext:value-type="float">
            <text:p>2</text:p>
          </table:table-cell>
          <table:table-cell table:formula="of:=[.A57]*[$Settings.$B$1]" office:value-type="float" office:value="275" calcext:value-type="float">
            <text:p>275</text:p>
          </table:table-cell>
          <table:table-cell table:formula="of:=[.C57]+[$Settings.$B$5]" office:value-type="float" office:value="275.001" calcext:value-type="float">
            <text:p>275.001</text:p>
          </table:table-cell>
          <table:table-cell table:formula="of:=[.C57]+[.B57]" office:value-type="float" office:value="277" calcext:value-type="float">
            <text:p>277</text:p>
          </table:table-cell>
          <table:table-cell table:formula="of:=[.E57]+[$Settings.$B$5]" office:value-type="float" office:value="277.001" calcext:value-type="float">
            <text:p>277.001</text:p>
          </table:table-cell>
          <table:table-cell/>
          <table:table-cell table:formula="of:=[.A57]/[$Settings.$B$2]" office:value-type="float" office:value="1.83333333333333" calcext:value-type="float">
            <text:p>1.833333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[.A58] &lt; [$Settings.$B$2];([$Settings.$B$4]-[$Settings.$B$3]) *  [.H58]+ [$Settings.$B$3];[$Settings.$B$4])" office:value-type="float" office:value="2" calcext:value-type="float">
            <text:p>2</text:p>
          </table:table-cell>
          <table:table-cell table:formula="of:=[.A58]*[$Settings.$B$1]" office:value-type="float" office:value="280" calcext:value-type="float">
            <text:p>280</text:p>
          </table:table-cell>
          <table:table-cell table:formula="of:=[.C58]+[$Settings.$B$5]" office:value-type="float" office:value="280.001" calcext:value-type="float">
            <text:p>280.001</text:p>
          </table:table-cell>
          <table:table-cell table:formula="of:=[.C58]+[.B58]" office:value-type="float" office:value="282" calcext:value-type="float">
            <text:p>282</text:p>
          </table:table-cell>
          <table:table-cell table:formula="of:=[.E58]+[$Settings.$B$5]" office:value-type="float" office:value="282.001" calcext:value-type="float">
            <text:p>282.001</text:p>
          </table:table-cell>
          <table:table-cell/>
          <table:table-cell table:formula="of:=[.A58]/[$Settings.$B$2]" office:value-type="float" office:value="1.86666666666667" calcext:value-type="float">
            <text:p>1.866666666666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59] &lt; [$Settings.$B$2];([$Settings.$B$4]-[$Settings.$B$3]) *  [.H59]+ [$Settings.$B$3];[$Settings.$B$4])" office:value-type="float" office:value="2" calcext:value-type="float">
            <text:p>2</text:p>
          </table:table-cell>
          <table:table-cell table:formula="of:=[.A59]*[$Settings.$B$1]" office:value-type="float" office:value="285" calcext:value-type="float">
            <text:p>285</text:p>
          </table:table-cell>
          <table:table-cell table:formula="of:=[.C59]+[$Settings.$B$5]" office:value-type="float" office:value="285.001" calcext:value-type="float">
            <text:p>285.001</text:p>
          </table:table-cell>
          <table:table-cell table:formula="of:=[.C59]+[.B59]" office:value-type="float" office:value="287" calcext:value-type="float">
            <text:p>287</text:p>
          </table:table-cell>
          <table:table-cell table:formula="of:=[.E59]+[$Settings.$B$5]" office:value-type="float" office:value="287.001" calcext:value-type="float">
            <text:p>287.001</text:p>
          </table:table-cell>
          <table:table-cell/>
          <table:table-cell table:formula="of:=[.A59]/[$Settings.$B$2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[.A60] &lt; [$Settings.$B$2];([$Settings.$B$4]-[$Settings.$B$3]) *  [.H60]+ [$Settings.$B$3];[$Settings.$B$4])" office:value-type="float" office:value="2" calcext:value-type="float">
            <text:p>2</text:p>
          </table:table-cell>
          <table:table-cell table:formula="of:=[.A60]*[$Settings.$B$1]" office:value-type="float" office:value="290" calcext:value-type="float">
            <text:p>290</text:p>
          </table:table-cell>
          <table:table-cell table:formula="of:=[.C60]+[$Settings.$B$5]" office:value-type="float" office:value="290.001" calcext:value-type="float">
            <text:p>290.001</text:p>
          </table:table-cell>
          <table:table-cell table:formula="of:=[.C60]+[.B60]" office:value-type="float" office:value="292" calcext:value-type="float">
            <text:p>292</text:p>
          </table:table-cell>
          <table:table-cell table:formula="of:=[.E60]+[$Settings.$B$5]" office:value-type="float" office:value="292.001" calcext:value-type="float">
            <text:p>292.001</text:p>
          </table:table-cell>
          <table:table-cell/>
          <table:table-cell table:formula="of:=[.A60]/[$Settings.$B$2]" office:value-type="float" office:value="1.93333333333333" calcext:value-type="float">
            <text:p>1.93333333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A61] &lt; [$Settings.$B$2];([$Settings.$B$4]-[$Settings.$B$3]) *  [.H61]+ [$Settings.$B$3];[$Settings.$B$4])" office:value-type="float" office:value="2" calcext:value-type="float">
            <text:p>2</text:p>
          </table:table-cell>
          <table:table-cell table:formula="of:=[.A61]*[$Settings.$B$1]" office:value-type="float" office:value="295" calcext:value-type="float">
            <text:p>295</text:p>
          </table:table-cell>
          <table:table-cell table:formula="of:=[.C61]+[$Settings.$B$5]" office:value-type="float" office:value="295.001" calcext:value-type="float">
            <text:p>295.001</text:p>
          </table:table-cell>
          <table:table-cell table:formula="of:=[.C61]+[.B61]" office:value-type="float" office:value="297" calcext:value-type="float">
            <text:p>297</text:p>
          </table:table-cell>
          <table:table-cell table:formula="of:=[.E61]+[$Settings.$B$5]" office:value-type="float" office:value="297.001" calcext:value-type="float">
            <text:p>297.001</text:p>
          </table:table-cell>
          <table:table-cell/>
          <table:table-cell table:formula="of:=[.A61]/[$Settings.$B$2]" office:value-type="float" office:value="1.96666666666667" calcext:value-type="float">
            <text:p>1.966666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62] &lt; [$Settings.$B$2];([$Settings.$B$4]-[$Settings.$B$3]) *  [.H62]+ [$Settings.$B$3];[$Settings.$B$4])" office:value-type="float" office:value="2" calcext:value-type="float">
            <text:p>2</text:p>
          </table:table-cell>
          <table:table-cell table:formula="of:=[.A62]*[$Settings.$B$1]" office:value-type="float" office:value="300" calcext:value-type="float">
            <text:p>300</text:p>
          </table:table-cell>
          <table:table-cell table:formula="of:=[.C62]+[$Settings.$B$5]" office:value-type="float" office:value="300.001" calcext:value-type="float">
            <text:p>300.001</text:p>
          </table:table-cell>
          <table:table-cell table:formula="of:=[.C62]+[.B62]" office:value-type="float" office:value="302" calcext:value-type="float">
            <text:p>302</text:p>
          </table:table-cell>
          <table:table-cell table:formula="of:=[.E62]+[$Settings.$B$5]" office:value-type="float" office:value="302.001" calcext:value-type="float">
            <text:p>302.001</text:p>
          </table:table-cell>
          <table:table-cell/>
          <table:table-cell table:formula="of:=[.A62]/[$Settings.$B$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A63] &lt; [$Settings.$B$2];([$Settings.$B$4]-[$Settings.$B$3]) *  [.H63]+ [$Settings.$B$3];[$Settings.$B$4])" office:value-type="float" office:value="2" calcext:value-type="float">
            <text:p>2</text:p>
          </table:table-cell>
          <table:table-cell table:formula="of:=[.A63]*[$Settings.$B$1]" office:value-type="float" office:value="305" calcext:value-type="float">
            <text:p>305</text:p>
          </table:table-cell>
          <table:table-cell table:formula="of:=[.C63]+[$Settings.$B$5]" office:value-type="float" office:value="305.001" calcext:value-type="float">
            <text:p>305.001</text:p>
          </table:table-cell>
          <table:table-cell table:formula="of:=[.C63]+[.B63]" office:value-type="float" office:value="307" calcext:value-type="float">
            <text:p>307</text:p>
          </table:table-cell>
          <table:table-cell table:formula="of:=[.E63]+[$Settings.$B$5]" office:value-type="float" office:value="307.001" calcext:value-type="float">
            <text:p>307.001</text:p>
          </table:table-cell>
          <table:table-cell/>
          <table:table-cell table:formula="of:=[.A63]/[$Settings.$B$2]" office:value-type="float" office:value="2.03333333333333" calcext:value-type="float">
            <text:p>2.033333333333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[.A64] &lt; [$Settings.$B$2];([$Settings.$B$4]-[$Settings.$B$3]) *  [.H64]+ [$Settings.$B$3];[$Settings.$B$4])" office:value-type="float" office:value="2" calcext:value-type="float">
            <text:p>2</text:p>
          </table:table-cell>
          <table:table-cell table:formula="of:=[.A64]*[$Settings.$B$1]" office:value-type="float" office:value="310" calcext:value-type="float">
            <text:p>310</text:p>
          </table:table-cell>
          <table:table-cell table:formula="of:=[.C64]+[$Settings.$B$5]" office:value-type="float" office:value="310.001" calcext:value-type="float">
            <text:p>310.001</text:p>
          </table:table-cell>
          <table:table-cell table:formula="of:=[.C64]+[.B64]" office:value-type="float" office:value="312" calcext:value-type="float">
            <text:p>312</text:p>
          </table:table-cell>
          <table:table-cell table:formula="of:=[.E64]+[$Settings.$B$5]" office:value-type="float" office:value="312.001" calcext:value-type="float">
            <text:p>312.001</text:p>
          </table:table-cell>
          <table:table-cell/>
          <table:table-cell table:formula="of:=[.A64]/[$Settings.$B$2]" office:value-type="float" office:value="2.06666666666667" calcext:value-type="float">
            <text:p>2.066666666666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[.A65] &lt; [$Settings.$B$2];([$Settings.$B$4]-[$Settings.$B$3]) *  [.H65]+ [$Settings.$B$3];[$Settings.$B$4])" office:value-type="float" office:value="2" calcext:value-type="float">
            <text:p>2</text:p>
          </table:table-cell>
          <table:table-cell table:formula="of:=[.A65]*[$Settings.$B$1]" office:value-type="float" office:value="315" calcext:value-type="float">
            <text:p>315</text:p>
          </table:table-cell>
          <table:table-cell table:formula="of:=[.C65]+[$Settings.$B$5]" office:value-type="float" office:value="315.001" calcext:value-type="float">
            <text:p>315.001</text:p>
          </table:table-cell>
          <table:table-cell table:formula="of:=[.C65]+[.B65]" office:value-type="float" office:value="317" calcext:value-type="float">
            <text:p>317</text:p>
          </table:table-cell>
          <table:table-cell table:formula="of:=[.E65]+[$Settings.$B$5]" office:value-type="float" office:value="317.001" calcext:value-type="float">
            <text:p>317.001</text:p>
          </table:table-cell>
          <table:table-cell/>
          <table:table-cell table:formula="of:=[.A65]/[$Settings.$B$2]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[.A66] &lt; [$Settings.$B$2];([$Settings.$B$4]-[$Settings.$B$3]) *  [.H66]+ [$Settings.$B$3];[$Settings.$B$4])" office:value-type="float" office:value="2" calcext:value-type="float">
            <text:p>2</text:p>
          </table:table-cell>
          <table:table-cell table:formula="of:=[.A66]*[$Settings.$B$1]" office:value-type="float" office:value="320" calcext:value-type="float">
            <text:p>320</text:p>
          </table:table-cell>
          <table:table-cell table:formula="of:=[.C66]+[$Settings.$B$5]" office:value-type="float" office:value="320.001" calcext:value-type="float">
            <text:p>320.001</text:p>
          </table:table-cell>
          <table:table-cell table:formula="of:=[.C66]+[.B66]" office:value-type="float" office:value="322" calcext:value-type="float">
            <text:p>322</text:p>
          </table:table-cell>
          <table:table-cell table:formula="of:=[.E66]+[$Settings.$B$5]" office:value-type="float" office:value="322.001" calcext:value-type="float">
            <text:p>322.001</text:p>
          </table:table-cell>
          <table:table-cell/>
          <table:table-cell table:formula="of:=[.A66]/[$Settings.$B$2]" office:value-type="float" office:value="2.13333333333333" calcext:value-type="float">
            <text:p>2.133333333333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67] &lt; [$Settings.$B$2];([$Settings.$B$4]-[$Settings.$B$3]) *  [.H67]+ [$Settings.$B$3];[$Settings.$B$4])" office:value-type="float" office:value="2" calcext:value-type="float">
            <text:p>2</text:p>
          </table:table-cell>
          <table:table-cell table:formula="of:=[.A67]*[$Settings.$B$1]" office:value-type="float" office:value="325" calcext:value-type="float">
            <text:p>325</text:p>
          </table:table-cell>
          <table:table-cell table:formula="of:=[.C67]+[$Settings.$B$5]" office:value-type="float" office:value="325.001" calcext:value-type="float">
            <text:p>325.001</text:p>
          </table:table-cell>
          <table:table-cell table:formula="of:=[.C67]+[.B67]" office:value-type="float" office:value="327" calcext:value-type="float">
            <text:p>327</text:p>
          </table:table-cell>
          <table:table-cell table:formula="of:=[.E67]+[$Settings.$B$5]" office:value-type="float" office:value="327.001" calcext:value-type="float">
            <text:p>327.001</text:p>
          </table:table-cell>
          <table:table-cell/>
          <table:table-cell table:formula="of:=[.A67]/[$Settings.$B$2]" office:value-type="float" office:value="2.16666666666667" calcext:value-type="float">
            <text:p>2.166666666666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68] &lt; [$Settings.$B$2];([$Settings.$B$4]-[$Settings.$B$3]) *  [.H68]+ [$Settings.$B$3];[$Settings.$B$4])" office:value-type="float" office:value="2" calcext:value-type="float">
            <text:p>2</text:p>
          </table:table-cell>
          <table:table-cell table:formula="of:=[.A68]*[$Settings.$B$1]" office:value-type="float" office:value="330" calcext:value-type="float">
            <text:p>330</text:p>
          </table:table-cell>
          <table:table-cell table:formula="of:=[.C68]+[$Settings.$B$5]" office:value-type="float" office:value="330.001" calcext:value-type="float">
            <text:p>330.001</text:p>
          </table:table-cell>
          <table:table-cell table:formula="of:=[.C68]+[.B68]" office:value-type="float" office:value="332" calcext:value-type="float">
            <text:p>332</text:p>
          </table:table-cell>
          <table:table-cell table:formula="of:=[.E68]+[$Settings.$B$5]" office:value-type="float" office:value="332.001" calcext:value-type="float">
            <text:p>332.001</text:p>
          </table:table-cell>
          <table:table-cell/>
          <table:table-cell table:formula="of:=[.A68]/[$Settings.$B$2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69] &lt; [$Settings.$B$2];([$Settings.$B$4]-[$Settings.$B$3]) *  [.H69]+ [$Settings.$B$3];[$Settings.$B$4])" office:value-type="float" office:value="2" calcext:value-type="float">
            <text:p>2</text:p>
          </table:table-cell>
          <table:table-cell table:formula="of:=[.A69]*[$Settings.$B$1]" office:value-type="float" office:value="335" calcext:value-type="float">
            <text:p>335</text:p>
          </table:table-cell>
          <table:table-cell table:formula="of:=[.C69]+[$Settings.$B$5]" office:value-type="float" office:value="335.001" calcext:value-type="float">
            <text:p>335.001</text:p>
          </table:table-cell>
          <table:table-cell table:formula="of:=[.C69]+[.B69]" office:value-type="float" office:value="337" calcext:value-type="float">
            <text:p>337</text:p>
          </table:table-cell>
          <table:table-cell table:formula="of:=[.E69]+[$Settings.$B$5]" office:value-type="float" office:value="337.001" calcext:value-type="float">
            <text:p>337.001</text:p>
          </table:table-cell>
          <table:table-cell/>
          <table:table-cell table:formula="of:=[.A69]/[$Settings.$B$2]" office:value-type="float" office:value="2.23333333333333" calcext:value-type="float">
            <text:p>2.23333333333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[.A70] &lt; [$Settings.$B$2];([$Settings.$B$4]-[$Settings.$B$3]) *  [.H70]+ [$Settings.$B$3];[$Settings.$B$4])" office:value-type="float" office:value="2" calcext:value-type="float">
            <text:p>2</text:p>
          </table:table-cell>
          <table:table-cell table:formula="of:=[.A70]*[$Settings.$B$1]" office:value-type="float" office:value="340" calcext:value-type="float">
            <text:p>340</text:p>
          </table:table-cell>
          <table:table-cell table:formula="of:=[.C70]+[$Settings.$B$5]" office:value-type="float" office:value="340.001" calcext:value-type="float">
            <text:p>340.001</text:p>
          </table:table-cell>
          <table:table-cell table:formula="of:=[.C70]+[.B70]" office:value-type="float" office:value="342" calcext:value-type="float">
            <text:p>342</text:p>
          </table:table-cell>
          <table:table-cell table:formula="of:=[.E70]+[$Settings.$B$5]" office:value-type="float" office:value="342.001" calcext:value-type="float">
            <text:p>342.001</text:p>
          </table:table-cell>
          <table:table-cell/>
          <table:table-cell table:formula="of:=[.A70]/[$Settings.$B$2]" office:value-type="float" office:value="2.26666666666667" calcext:value-type="float">
            <text:p>2.26666666666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[.A71] &lt; [$Settings.$B$2];([$Settings.$B$4]-[$Settings.$B$3]) *  [.H71]+ [$Settings.$B$3];[$Settings.$B$4])" office:value-type="float" office:value="2" calcext:value-type="float">
            <text:p>2</text:p>
          </table:table-cell>
          <table:table-cell table:formula="of:=[.A71]*[$Settings.$B$1]" office:value-type="float" office:value="345" calcext:value-type="float">
            <text:p>345</text:p>
          </table:table-cell>
          <table:table-cell table:formula="of:=[.C71]+[$Settings.$B$5]" office:value-type="float" office:value="345.001" calcext:value-type="float">
            <text:p>345.001</text:p>
          </table:table-cell>
          <table:table-cell table:formula="of:=[.C71]+[.B71]" office:value-type="float" office:value="347" calcext:value-type="float">
            <text:p>347</text:p>
          </table:table-cell>
          <table:table-cell table:formula="of:=[.E71]+[$Settings.$B$5]" office:value-type="float" office:value="347.001" calcext:value-type="float">
            <text:p>347.001</text:p>
          </table:table-cell>
          <table:table-cell/>
          <table:table-cell table:formula="of:=[.A71]/[$Settings.$B$2]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72] &lt; [$Settings.$B$2];([$Settings.$B$4]-[$Settings.$B$3]) *  [.H72]+ [$Settings.$B$3];[$Settings.$B$4])" office:value-type="float" office:value="2" calcext:value-type="float">
            <text:p>2</text:p>
          </table:table-cell>
          <table:table-cell table:formula="of:=[.A72]*[$Settings.$B$1]" office:value-type="float" office:value="350" calcext:value-type="float">
            <text:p>350</text:p>
          </table:table-cell>
          <table:table-cell table:formula="of:=[.C72]+[$Settings.$B$5]" office:value-type="float" office:value="350.001" calcext:value-type="float">
            <text:p>350.001</text:p>
          </table:table-cell>
          <table:table-cell table:formula="of:=[.C72]+[.B72]" office:value-type="float" office:value="352" calcext:value-type="float">
            <text:p>352</text:p>
          </table:table-cell>
          <table:table-cell table:formula="of:=[.E72]+[$Settings.$B$5]" office:value-type="float" office:value="352.001" calcext:value-type="float">
            <text:p>352.001</text:p>
          </table:table-cell>
          <table:table-cell/>
          <table:table-cell table:formula="of:=[.A72]/[$Settings.$B$2]" office:value-type="float" office:value="2.33333333333333" calcext:value-type="float">
            <text:p>2.33333333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[.A73] &lt; [$Settings.$B$2];([$Settings.$B$4]-[$Settings.$B$3]) *  [.H73]+ [$Settings.$B$3];[$Settings.$B$4])" office:value-type="float" office:value="2" calcext:value-type="float">
            <text:p>2</text:p>
          </table:table-cell>
          <table:table-cell table:formula="of:=[.A73]*[$Settings.$B$1]" office:value-type="float" office:value="355" calcext:value-type="float">
            <text:p>355</text:p>
          </table:table-cell>
          <table:table-cell table:formula="of:=[.C73]+[$Settings.$B$5]" office:value-type="float" office:value="355.001" calcext:value-type="float">
            <text:p>355.001</text:p>
          </table:table-cell>
          <table:table-cell table:formula="of:=[.C73]+[.B73]" office:value-type="float" office:value="357" calcext:value-type="float">
            <text:p>357</text:p>
          </table:table-cell>
          <table:table-cell table:formula="of:=[.E73]+[$Settings.$B$5]" office:value-type="float" office:value="357.001" calcext:value-type="float">
            <text:p>357.001</text:p>
          </table:table-cell>
          <table:table-cell/>
          <table:table-cell table:formula="of:=[.A73]/[$Settings.$B$2]" office:value-type="float" office:value="2.36666666666667" calcext:value-type="float">
            <text:p>2.36666666666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A74] &lt; [$Settings.$B$2];([$Settings.$B$4]-[$Settings.$B$3]) *  [.H74]+ [$Settings.$B$3];[$Settings.$B$4])" office:value-type="float" office:value="2" calcext:value-type="float">
            <text:p>2</text:p>
          </table:table-cell>
          <table:table-cell table:formula="of:=[.A74]*[$Settings.$B$1]" office:value-type="float" office:value="360" calcext:value-type="float">
            <text:p>360</text:p>
          </table:table-cell>
          <table:table-cell table:formula="of:=[.C74]+[$Settings.$B$5]" office:value-type="float" office:value="360.001" calcext:value-type="float">
            <text:p>360.001</text:p>
          </table:table-cell>
          <table:table-cell table:formula="of:=[.C74]+[.B74]" office:value-type="float" office:value="362" calcext:value-type="float">
            <text:p>362</text:p>
          </table:table-cell>
          <table:table-cell table:formula="of:=[.E74]+[$Settings.$B$5]" office:value-type="float" office:value="362.001" calcext:value-type="float">
            <text:p>362.001</text:p>
          </table:table-cell>
          <table:table-cell/>
          <table:table-cell table:formula="of:=[.A74]/[$Settings.$B$2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[.A75] &lt; [$Settings.$B$2];([$Settings.$B$4]-[$Settings.$B$3]) *  [.H75]+ [$Settings.$B$3];[$Settings.$B$4])" office:value-type="float" office:value="2" calcext:value-type="float">
            <text:p>2</text:p>
          </table:table-cell>
          <table:table-cell table:formula="of:=[.A75]*[$Settings.$B$1]" office:value-type="float" office:value="365" calcext:value-type="float">
            <text:p>365</text:p>
          </table:table-cell>
          <table:table-cell table:formula="of:=[.C75]+[$Settings.$B$5]" office:value-type="float" office:value="365.001" calcext:value-type="float">
            <text:p>365.001</text:p>
          </table:table-cell>
          <table:table-cell table:formula="of:=[.C75]+[.B75]" office:value-type="float" office:value="367" calcext:value-type="float">
            <text:p>367</text:p>
          </table:table-cell>
          <table:table-cell table:formula="of:=[.E75]+[$Settings.$B$5]" office:value-type="float" office:value="367.001" calcext:value-type="float">
            <text:p>367.001</text:p>
          </table:table-cell>
          <table:table-cell/>
          <table:table-cell table:formula="of:=[.A75]/[$Settings.$B$2]" office:value-type="float" office:value="2.43333333333333" calcext:value-type="float">
            <text:p>2.433333333333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[.A76] &lt; [$Settings.$B$2];([$Settings.$B$4]-[$Settings.$B$3]) *  [.H76]+ [$Settings.$B$3];[$Settings.$B$4])" office:value-type="float" office:value="2" calcext:value-type="float">
            <text:p>2</text:p>
          </table:table-cell>
          <table:table-cell table:formula="of:=[.A76]*[$Settings.$B$1]" office:value-type="float" office:value="370" calcext:value-type="float">
            <text:p>370</text:p>
          </table:table-cell>
          <table:table-cell table:formula="of:=[.C76]+[$Settings.$B$5]" office:value-type="float" office:value="370.001" calcext:value-type="float">
            <text:p>370.001</text:p>
          </table:table-cell>
          <table:table-cell table:formula="of:=[.C76]+[.B76]" office:value-type="float" office:value="372" calcext:value-type="float">
            <text:p>372</text:p>
          </table:table-cell>
          <table:table-cell table:formula="of:=[.E76]+[$Settings.$B$5]" office:value-type="float" office:value="372.001" calcext:value-type="float">
            <text:p>372.001</text:p>
          </table:table-cell>
          <table:table-cell/>
          <table:table-cell table:formula="of:=[.A76]/[$Settings.$B$2]" office:value-type="float" office:value="2.46666666666667" calcext:value-type="float">
            <text:p>2.466666666666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77] &lt; [$Settings.$B$2];([$Settings.$B$4]-[$Settings.$B$3]) *  [.H77]+ [$Settings.$B$3];[$Settings.$B$4])" office:value-type="float" office:value="2" calcext:value-type="float">
            <text:p>2</text:p>
          </table:table-cell>
          <table:table-cell table:formula="of:=[.A77]*[$Settings.$B$1]" office:value-type="float" office:value="375" calcext:value-type="float">
            <text:p>375</text:p>
          </table:table-cell>
          <table:table-cell table:formula="of:=[.C77]+[$Settings.$B$5]" office:value-type="float" office:value="375.001" calcext:value-type="float">
            <text:p>375.001</text:p>
          </table:table-cell>
          <table:table-cell table:formula="of:=[.C77]+[.B77]" office:value-type="float" office:value="377" calcext:value-type="float">
            <text:p>377</text:p>
          </table:table-cell>
          <table:table-cell table:formula="of:=[.E77]+[$Settings.$B$5]" office:value-type="float" office:value="377.001" calcext:value-type="float">
            <text:p>377.001</text:p>
          </table:table-cell>
          <table:table-cell/>
          <table:table-cell table:formula="of:=[.A77]/[$Settings.$B$2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A78] &lt; [$Settings.$B$2];([$Settings.$B$4]-[$Settings.$B$3]) *  [.H78]+ [$Settings.$B$3];[$Settings.$B$4])" office:value-type="float" office:value="2" calcext:value-type="float">
            <text:p>2</text:p>
          </table:table-cell>
          <table:table-cell table:formula="of:=[.A78]*[$Settings.$B$1]" office:value-type="float" office:value="380" calcext:value-type="float">
            <text:p>380</text:p>
          </table:table-cell>
          <table:table-cell table:formula="of:=[.C78]+[$Settings.$B$5]" office:value-type="float" office:value="380.001" calcext:value-type="float">
            <text:p>380.001</text:p>
          </table:table-cell>
          <table:table-cell table:formula="of:=[.C78]+[.B78]" office:value-type="float" office:value="382" calcext:value-type="float">
            <text:p>382</text:p>
          </table:table-cell>
          <table:table-cell table:formula="of:=[.E78]+[$Settings.$B$5]" office:value-type="float" office:value="382.001" calcext:value-type="float">
            <text:p>382.001</text:p>
          </table:table-cell>
          <table:table-cell/>
          <table:table-cell table:formula="of:=[.A78]/[$Settings.$B$2]" office:value-type="float" office:value="2.53333333333333" calcext:value-type="float">
            <text:p>2.533333333333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[.A79] &lt; [$Settings.$B$2];([$Settings.$B$4]-[$Settings.$B$3]) *  [.H79]+ [$Settings.$B$3];[$Settings.$B$4])" office:value-type="float" office:value="2" calcext:value-type="float">
            <text:p>2</text:p>
          </table:table-cell>
          <table:table-cell table:formula="of:=[.A79]*[$Settings.$B$1]" office:value-type="float" office:value="385" calcext:value-type="float">
            <text:p>385</text:p>
          </table:table-cell>
          <table:table-cell table:formula="of:=[.C79]+[$Settings.$B$5]" office:value-type="float" office:value="385.001" calcext:value-type="float">
            <text:p>385.001</text:p>
          </table:table-cell>
          <table:table-cell table:formula="of:=[.C79]+[.B79]" office:value-type="float" office:value="387" calcext:value-type="float">
            <text:p>387</text:p>
          </table:table-cell>
          <table:table-cell table:formula="of:=[.E79]+[$Settings.$B$5]" office:value-type="float" office:value="387.001" calcext:value-type="float">
            <text:p>387.001</text:p>
          </table:table-cell>
          <table:table-cell/>
          <table:table-cell table:formula="of:=[.A79]/[$Settings.$B$2]" office:value-type="float" office:value="2.56666666666667" calcext:value-type="float">
            <text:p>2.566666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80] &lt; [$Settings.$B$2];([$Settings.$B$4]-[$Settings.$B$3]) *  [.H80]+ [$Settings.$B$3];[$Settings.$B$4])" office:value-type="float" office:value="2" calcext:value-type="float">
            <text:p>2</text:p>
          </table:table-cell>
          <table:table-cell table:formula="of:=[.A80]*[$Settings.$B$1]" office:value-type="float" office:value="390" calcext:value-type="float">
            <text:p>390</text:p>
          </table:table-cell>
          <table:table-cell table:formula="of:=[.C80]+[$Settings.$B$5]" office:value-type="float" office:value="390.001" calcext:value-type="float">
            <text:p>390.001</text:p>
          </table:table-cell>
          <table:table-cell table:formula="of:=[.C80]+[.B80]" office:value-type="float" office:value="392" calcext:value-type="float">
            <text:p>392</text:p>
          </table:table-cell>
          <table:table-cell table:formula="of:=[.E80]+[$Settings.$B$5]" office:value-type="float" office:value="392.001" calcext:value-type="float">
            <text:p>392.001</text:p>
          </table:table-cell>
          <table:table-cell/>
          <table:table-cell table:formula="of:=[.A80]/[$Settings.$B$2]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[.A81] &lt; [$Settings.$B$2];([$Settings.$B$4]-[$Settings.$B$3]) *  [.H81]+ [$Settings.$B$3];[$Settings.$B$4])" office:value-type="float" office:value="2" calcext:value-type="float">
            <text:p>2</text:p>
          </table:table-cell>
          <table:table-cell table:formula="of:=[.A81]*[$Settings.$B$1]" office:value-type="float" office:value="395" calcext:value-type="float">
            <text:p>395</text:p>
          </table:table-cell>
          <table:table-cell table:formula="of:=[.C81]+[$Settings.$B$5]" office:value-type="float" office:value="395.001" calcext:value-type="float">
            <text:p>395.001</text:p>
          </table:table-cell>
          <table:table-cell table:formula="of:=[.C81]+[.B81]" office:value-type="float" office:value="397" calcext:value-type="float">
            <text:p>397</text:p>
          </table:table-cell>
          <table:table-cell table:formula="of:=[.E81]+[$Settings.$B$5]" office:value-type="float" office:value="397.001" calcext:value-type="float">
            <text:p>397.001</text:p>
          </table:table-cell>
          <table:table-cell/>
          <table:table-cell table:formula="of:=[.A81]/[$Settings.$B$2]" office:value-type="float" office:value="2.63333333333333" calcext:value-type="float">
            <text:p>2.633333333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82] &lt; [$Settings.$B$2];([$Settings.$B$4]-[$Settings.$B$3]) *  [.H82]+ [$Settings.$B$3];[$Settings.$B$4])" office:value-type="float" office:value="2" calcext:value-type="float">
            <text:p>2</text:p>
          </table:table-cell>
          <table:table-cell table:formula="of:=[.A82]*[$Settings.$B$1]" office:value-type="float" office:value="400" calcext:value-type="float">
            <text:p>400</text:p>
          </table:table-cell>
          <table:table-cell table:formula="of:=[.C82]+[$Settings.$B$5]" office:value-type="float" office:value="400.001" calcext:value-type="float">
            <text:p>400.001</text:p>
          </table:table-cell>
          <table:table-cell table:formula="of:=[.C82]+[.B82]" office:value-type="float" office:value="402" calcext:value-type="float">
            <text:p>402</text:p>
          </table:table-cell>
          <table:table-cell table:formula="of:=[.E82]+[$Settings.$B$5]" office:value-type="float" office:value="402.001" calcext:value-type="float">
            <text:p>402.001</text:p>
          </table:table-cell>
          <table:table-cell/>
          <table:table-cell table:formula="of:=[.A82]/[$Settings.$B$2]"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[.A83] &lt; [$Settings.$B$2];([$Settings.$B$4]-[$Settings.$B$3]) *  [.H83]+ [$Settings.$B$3];[$Settings.$B$4])" office:value-type="float" office:value="2" calcext:value-type="float">
            <text:p>2</text:p>
          </table:table-cell>
          <table:table-cell table:formula="of:=[.A83]*[$Settings.$B$1]" office:value-type="float" office:value="405" calcext:value-type="float">
            <text:p>405</text:p>
          </table:table-cell>
          <table:table-cell table:formula="of:=[.C83]+[$Settings.$B$5]" office:value-type="float" office:value="405.001" calcext:value-type="float">
            <text:p>405.001</text:p>
          </table:table-cell>
          <table:table-cell table:formula="of:=[.C83]+[.B83]" office:value-type="float" office:value="407" calcext:value-type="float">
            <text:p>407</text:p>
          </table:table-cell>
          <table:table-cell table:formula="of:=[.E83]+[$Settings.$B$5]" office:value-type="float" office:value="407.001" calcext:value-type="float">
            <text:p>407.001</text:p>
          </table:table-cell>
          <table:table-cell/>
          <table:table-cell table:formula="of:=[.A83]/[$Settings.$B$2]"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84] &lt; [$Settings.$B$2];([$Settings.$B$4]-[$Settings.$B$3]) *  [.H84]+ [$Settings.$B$3];[$Settings.$B$4])" office:value-type="float" office:value="2" calcext:value-type="float">
            <text:p>2</text:p>
          </table:table-cell>
          <table:table-cell table:formula="of:=[.A84]*[$Settings.$B$1]" office:value-type="float" office:value="410" calcext:value-type="float">
            <text:p>410</text:p>
          </table:table-cell>
          <table:table-cell table:formula="of:=[.C84]+[$Settings.$B$5]" office:value-type="float" office:value="410.001" calcext:value-type="float">
            <text:p>410.001</text:p>
          </table:table-cell>
          <table:table-cell table:formula="of:=[.C84]+[.B84]" office:value-type="float" office:value="412" calcext:value-type="float">
            <text:p>412</text:p>
          </table:table-cell>
          <table:table-cell table:formula="of:=[.E84]+[$Settings.$B$5]" office:value-type="float" office:value="412.001" calcext:value-type="float">
            <text:p>412.001</text:p>
          </table:table-cell>
          <table:table-cell/>
          <table:table-cell table:formula="of:=[.A84]/[$Settings.$B$2]" office:value-type="float" office:value="2.73333333333333" calcext:value-type="float">
            <text:p>2.733333333333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85] &lt; [$Settings.$B$2];([$Settings.$B$4]-[$Settings.$B$3]) *  [.H85]+ [$Settings.$B$3];[$Settings.$B$4])" office:value-type="float" office:value="2" calcext:value-type="float">
            <text:p>2</text:p>
          </table:table-cell>
          <table:table-cell table:formula="of:=[.A85]*[$Settings.$B$1]" office:value-type="float" office:value="415" calcext:value-type="float">
            <text:p>415</text:p>
          </table:table-cell>
          <table:table-cell table:formula="of:=[.C85]+[$Settings.$B$5]" office:value-type="float" office:value="415.001" calcext:value-type="float">
            <text:p>415.001</text:p>
          </table:table-cell>
          <table:table-cell table:formula="of:=[.C85]+[.B85]" office:value-type="float" office:value="417" calcext:value-type="float">
            <text:p>417</text:p>
          </table:table-cell>
          <table:table-cell table:formula="of:=[.E85]+[$Settings.$B$5]" office:value-type="float" office:value="417.001" calcext:value-type="float">
            <text:p>417.001</text:p>
          </table:table-cell>
          <table:table-cell/>
          <table:table-cell table:formula="of:=[.A85]/[$Settings.$B$2]" office:value-type="float" office:value="2.76666666666667" calcext:value-type="float">
            <text:p>2.766666666666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A86] &lt; [$Settings.$B$2];([$Settings.$B$4]-[$Settings.$B$3]) *  [.H86]+ [$Settings.$B$3];[$Settings.$B$4])" office:value-type="float" office:value="2" calcext:value-type="float">
            <text:p>2</text:p>
          </table:table-cell>
          <table:table-cell table:formula="of:=[.A86]*[$Settings.$B$1]" office:value-type="float" office:value="420" calcext:value-type="float">
            <text:p>420</text:p>
          </table:table-cell>
          <table:table-cell table:formula="of:=[.C86]+[$Settings.$B$5]" office:value-type="float" office:value="420.001" calcext:value-type="float">
            <text:p>420.001</text:p>
          </table:table-cell>
          <table:table-cell table:formula="of:=[.C86]+[.B86]" office:value-type="float" office:value="422" calcext:value-type="float">
            <text:p>422</text:p>
          </table:table-cell>
          <table:table-cell table:formula="of:=[.E86]+[$Settings.$B$5]" office:value-type="float" office:value="422.001" calcext:value-type="float">
            <text:p>422.001</text:p>
          </table:table-cell>
          <table:table-cell/>
          <table:table-cell table:formula="of:=[.A86]/[$Settings.$B$2]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87] &lt; [$Settings.$B$2];([$Settings.$B$4]-[$Settings.$B$3]) *  [.H87]+ [$Settings.$B$3];[$Settings.$B$4])" office:value-type="float" office:value="2" calcext:value-type="float">
            <text:p>2</text:p>
          </table:table-cell>
          <table:table-cell table:formula="of:=[.A87]*[$Settings.$B$1]" office:value-type="float" office:value="425" calcext:value-type="float">
            <text:p>425</text:p>
          </table:table-cell>
          <table:table-cell table:formula="of:=[.C87]+[$Settings.$B$5]" office:value-type="float" office:value="425.001" calcext:value-type="float">
            <text:p>425.001</text:p>
          </table:table-cell>
          <table:table-cell table:formula="of:=[.C87]+[.B87]" office:value-type="float" office:value="427" calcext:value-type="float">
            <text:p>427</text:p>
          </table:table-cell>
          <table:table-cell table:formula="of:=[.E87]+[$Settings.$B$5]" office:value-type="float" office:value="427.001" calcext:value-type="float">
            <text:p>427.001</text:p>
          </table:table-cell>
          <table:table-cell/>
          <table:table-cell table:formula="of:=[.A87]/[$Settings.$B$2]" office:value-type="float" office:value="2.83333333333333" calcext:value-type="float">
            <text:p>2.8333333333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88] &lt; [$Settings.$B$2];([$Settings.$B$4]-[$Settings.$B$3]) *  [.H88]+ [$Settings.$B$3];[$Settings.$B$4])" office:value-type="float" office:value="2" calcext:value-type="float">
            <text:p>2</text:p>
          </table:table-cell>
          <table:table-cell table:formula="of:=[.A88]*[$Settings.$B$1]" office:value-type="float" office:value="430" calcext:value-type="float">
            <text:p>430</text:p>
          </table:table-cell>
          <table:table-cell table:formula="of:=[.C88]+[$Settings.$B$5]" office:value-type="float" office:value="430.001" calcext:value-type="float">
            <text:p>430.001</text:p>
          </table:table-cell>
          <table:table-cell table:formula="of:=[.C88]+[.B88]" office:value-type="float" office:value="432" calcext:value-type="float">
            <text:p>432</text:p>
          </table:table-cell>
          <table:table-cell table:formula="of:=[.E88]+[$Settings.$B$5]" office:value-type="float" office:value="432.001" calcext:value-type="float">
            <text:p>432.001</text:p>
          </table:table-cell>
          <table:table-cell/>
          <table:table-cell table:formula="of:=[.A88]/[$Settings.$B$2]" office:value-type="float" office:value="2.86666666666667" calcext:value-type="float">
            <text:p>2.866666666666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[.A89] &lt; [$Settings.$B$2];([$Settings.$B$4]-[$Settings.$B$3]) *  [.H89]+ [$Settings.$B$3];[$Settings.$B$4])" office:value-type="float" office:value="2" calcext:value-type="float">
            <text:p>2</text:p>
          </table:table-cell>
          <table:table-cell table:formula="of:=[.A89]*[$Settings.$B$1]" office:value-type="float" office:value="435" calcext:value-type="float">
            <text:p>435</text:p>
          </table:table-cell>
          <table:table-cell table:formula="of:=[.C89]+[$Settings.$B$5]" office:value-type="float" office:value="435.001" calcext:value-type="float">
            <text:p>435.001</text:p>
          </table:table-cell>
          <table:table-cell table:formula="of:=[.C89]+[.B89]" office:value-type="float" office:value="437" calcext:value-type="float">
            <text:p>437</text:p>
          </table:table-cell>
          <table:table-cell table:formula="of:=[.E89]+[$Settings.$B$5]" office:value-type="float" office:value="437.001" calcext:value-type="float">
            <text:p>437.001</text:p>
          </table:table-cell>
          <table:table-cell/>
          <table:table-cell table:formula="of:=[.A89]/[$Settings.$B$2]"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[.A90] &lt; [$Settings.$B$2];([$Settings.$B$4]-[$Settings.$B$3]) *  [.H90]+ [$Settings.$B$3];[$Settings.$B$4])" office:value-type="float" office:value="2" calcext:value-type="float">
            <text:p>2</text:p>
          </table:table-cell>
          <table:table-cell table:formula="of:=[.A90]*[$Settings.$B$1]" office:value-type="float" office:value="440" calcext:value-type="float">
            <text:p>440</text:p>
          </table:table-cell>
          <table:table-cell table:formula="of:=[.C90]+[$Settings.$B$5]" office:value-type="float" office:value="440.001" calcext:value-type="float">
            <text:p>440.001</text:p>
          </table:table-cell>
          <table:table-cell table:formula="of:=[.C90]+[.B90]" office:value-type="float" office:value="442" calcext:value-type="float">
            <text:p>442</text:p>
          </table:table-cell>
          <table:table-cell table:formula="of:=[.E90]+[$Settings.$B$5]" office:value-type="float" office:value="442.001" calcext:value-type="float">
            <text:p>442.001</text:p>
          </table:table-cell>
          <table:table-cell/>
          <table:table-cell table:formula="of:=[.A90]/[$Settings.$B$2]" office:value-type="float" office:value="2.93333333333333" calcext:value-type="float">
            <text:p>2.933333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[.A91] &lt; [$Settings.$B$2];([$Settings.$B$4]-[$Settings.$B$3]) *  [.H91]+ [$Settings.$B$3];[$Settings.$B$4])" office:value-type="float" office:value="2" calcext:value-type="float">
            <text:p>2</text:p>
          </table:table-cell>
          <table:table-cell table:formula="of:=[.A91]*[$Settings.$B$1]" office:value-type="float" office:value="445" calcext:value-type="float">
            <text:p>445</text:p>
          </table:table-cell>
          <table:table-cell table:formula="of:=[.C91]+[$Settings.$B$5]" office:value-type="float" office:value="445.001" calcext:value-type="float">
            <text:p>445.001</text:p>
          </table:table-cell>
          <table:table-cell table:formula="of:=[.C91]+[.B91]" office:value-type="float" office:value="447" calcext:value-type="float">
            <text:p>447</text:p>
          </table:table-cell>
          <table:table-cell table:formula="of:=[.E91]+[$Settings.$B$5]" office:value-type="float" office:value="447.001" calcext:value-type="float">
            <text:p>447.001</text:p>
          </table:table-cell>
          <table:table-cell/>
          <table:table-cell table:formula="of:=[.A91]/[$Settings.$B$2]" office:value-type="float" office:value="2.96666666666667" calcext:value-type="float">
            <text:p>2.96666666666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92] &lt; [$Settings.$B$2];([$Settings.$B$4]-[$Settings.$B$3]) *  [.H92]+ [$Settings.$B$3];[$Settings.$B$4])" office:value-type="float" office:value="2" calcext:value-type="float">
            <text:p>2</text:p>
          </table:table-cell>
          <table:table-cell table:formula="of:=[.A92]*[$Settings.$B$1]" office:value-type="float" office:value="450" calcext:value-type="float">
            <text:p>450</text:p>
          </table:table-cell>
          <table:table-cell table:formula="of:=[.C92]+[$Settings.$B$5]" office:value-type="float" office:value="450.001" calcext:value-type="float">
            <text:p>450.001</text:p>
          </table:table-cell>
          <table:table-cell table:formula="of:=[.C92]+[.B92]" office:value-type="float" office:value="452" calcext:value-type="float">
            <text:p>452</text:p>
          </table:table-cell>
          <table:table-cell table:formula="of:=[.E92]+[$Settings.$B$5]" office:value-type="float" office:value="452.001" calcext:value-type="float">
            <text:p>452.001</text:p>
          </table:table-cell>
          <table:table-cell/>
          <table:table-cell table:formula="of:=[.A92]/[$Settings.$B$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A93] &lt; [$Settings.$B$2];([$Settings.$B$4]-[$Settings.$B$3]) *  [.H93]+ [$Settings.$B$3];[$Settings.$B$4])" office:value-type="float" office:value="2" calcext:value-type="float">
            <text:p>2</text:p>
          </table:table-cell>
          <table:table-cell table:formula="of:=[.A93]*[$Settings.$B$1]" office:value-type="float" office:value="455" calcext:value-type="float">
            <text:p>455</text:p>
          </table:table-cell>
          <table:table-cell table:formula="of:=[.C93]+[$Settings.$B$5]" office:value-type="float" office:value="455.001" calcext:value-type="float">
            <text:p>455.001</text:p>
          </table:table-cell>
          <table:table-cell table:formula="of:=[.C93]+[.B93]" office:value-type="float" office:value="457" calcext:value-type="float">
            <text:p>457</text:p>
          </table:table-cell>
          <table:table-cell table:formula="of:=[.E93]+[$Settings.$B$5]" office:value-type="float" office:value="457.001" calcext:value-type="float">
            <text:p>457.001</text:p>
          </table:table-cell>
          <table:table-cell/>
          <table:table-cell table:formula="of:=[.A93]/[$Settings.$B$2]" office:value-type="float" office:value="3.03333333333333" calcext:value-type="float">
            <text:p>3.033333333333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94] &lt; [$Settings.$B$2];([$Settings.$B$4]-[$Settings.$B$3]) *  [.H94]+ [$Settings.$B$3];[$Settings.$B$4])" office:value-type="float" office:value="2" calcext:value-type="float">
            <text:p>2</text:p>
          </table:table-cell>
          <table:table-cell table:formula="of:=[.A94]*[$Settings.$B$1]" office:value-type="float" office:value="460" calcext:value-type="float">
            <text:p>460</text:p>
          </table:table-cell>
          <table:table-cell table:formula="of:=[.C94]+[$Settings.$B$5]" office:value-type="float" office:value="460.001" calcext:value-type="float">
            <text:p>460.001</text:p>
          </table:table-cell>
          <table:table-cell table:formula="of:=[.C94]+[.B94]" office:value-type="float" office:value="462" calcext:value-type="float">
            <text:p>462</text:p>
          </table:table-cell>
          <table:table-cell table:formula="of:=[.E94]+[$Settings.$B$5]" office:value-type="float" office:value="462.001" calcext:value-type="float">
            <text:p>462.001</text:p>
          </table:table-cell>
          <table:table-cell/>
          <table:table-cell table:formula="of:=[.A94]/[$Settings.$B$2]" office:value-type="float" office:value="3.06666666666667" calcext:value-type="float">
            <text:p>3.066666666666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95] &lt; [$Settings.$B$2];([$Settings.$B$4]-[$Settings.$B$3]) *  [.H95]+ [$Settings.$B$3];[$Settings.$B$4])" office:value-type="float" office:value="2" calcext:value-type="float">
            <text:p>2</text:p>
          </table:table-cell>
          <table:table-cell table:formula="of:=[.A95]*[$Settings.$B$1]" office:value-type="float" office:value="465" calcext:value-type="float">
            <text:p>465</text:p>
          </table:table-cell>
          <table:table-cell table:formula="of:=[.C95]+[$Settings.$B$5]" office:value-type="float" office:value="465.001" calcext:value-type="float">
            <text:p>465.001</text:p>
          </table:table-cell>
          <table:table-cell table:formula="of:=[.C95]+[.B95]" office:value-type="float" office:value="467" calcext:value-type="float">
            <text:p>467</text:p>
          </table:table-cell>
          <table:table-cell table:formula="of:=[.E95]+[$Settings.$B$5]" office:value-type="float" office:value="467.001" calcext:value-type="float">
            <text:p>467.001</text:p>
          </table:table-cell>
          <table:table-cell/>
          <table:table-cell table:formula="of:=[.A95]/[$Settings.$B$2]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96] &lt; [$Settings.$B$2];([$Settings.$B$4]-[$Settings.$B$3]) *  [.H96]+ [$Settings.$B$3];[$Settings.$B$4])" office:value-type="float" office:value="2" calcext:value-type="float">
            <text:p>2</text:p>
          </table:table-cell>
          <table:table-cell table:formula="of:=[.A96]*[$Settings.$B$1]" office:value-type="float" office:value="470" calcext:value-type="float">
            <text:p>470</text:p>
          </table:table-cell>
          <table:table-cell table:formula="of:=[.C96]+[$Settings.$B$5]" office:value-type="float" office:value="470.001" calcext:value-type="float">
            <text:p>470.001</text:p>
          </table:table-cell>
          <table:table-cell table:formula="of:=[.C96]+[.B96]" office:value-type="float" office:value="472" calcext:value-type="float">
            <text:p>472</text:p>
          </table:table-cell>
          <table:table-cell table:formula="of:=[.E96]+[$Settings.$B$5]" office:value-type="float" office:value="472.001" calcext:value-type="float">
            <text:p>472.001</text:p>
          </table:table-cell>
          <table:table-cell/>
          <table:table-cell table:formula="of:=[.A96]/[$Settings.$B$2]" office:value-type="float" office:value="3.13333333333333" calcext:value-type="float">
            <text:p>3.133333333333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A97] &lt; [$Settings.$B$2];([$Settings.$B$4]-[$Settings.$B$3]) *  [.H97]+ [$Settings.$B$3];[$Settings.$B$4])" office:value-type="float" office:value="2" calcext:value-type="float">
            <text:p>2</text:p>
          </table:table-cell>
          <table:table-cell table:formula="of:=[.A97]*[$Settings.$B$1]" office:value-type="float" office:value="475" calcext:value-type="float">
            <text:p>475</text:p>
          </table:table-cell>
          <table:table-cell table:formula="of:=[.C97]+[$Settings.$B$5]" office:value-type="float" office:value="475.001" calcext:value-type="float">
            <text:p>475.001</text:p>
          </table:table-cell>
          <table:table-cell table:formula="of:=[.C97]+[.B97]" office:value-type="float" office:value="477" calcext:value-type="float">
            <text:p>477</text:p>
          </table:table-cell>
          <table:table-cell table:formula="of:=[.E97]+[$Settings.$B$5]" office:value-type="float" office:value="477.001" calcext:value-type="float">
            <text:p>477.001</text:p>
          </table:table-cell>
          <table:table-cell/>
          <table:table-cell table:formula="of:=[.A97]/[$Settings.$B$2]" office:value-type="float" office:value="3.16666666666667" calcext:value-type="float">
            <text:p>3.1666666666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A98] &lt; [$Settings.$B$2];([$Settings.$B$4]-[$Settings.$B$3]) *  [.H98]+ [$Settings.$B$3];[$Settings.$B$4])" office:value-type="float" office:value="2" calcext:value-type="float">
            <text:p>2</text:p>
          </table:table-cell>
          <table:table-cell table:formula="of:=[.A98]*[$Settings.$B$1]" office:value-type="float" office:value="480" calcext:value-type="float">
            <text:p>480</text:p>
          </table:table-cell>
          <table:table-cell table:formula="of:=[.C98]+[$Settings.$B$5]" office:value-type="float" office:value="480.001" calcext:value-type="float">
            <text:p>480.001</text:p>
          </table:table-cell>
          <table:table-cell table:formula="of:=[.C98]+[.B98]" office:value-type="float" office:value="482" calcext:value-type="float">
            <text:p>482</text:p>
          </table:table-cell>
          <table:table-cell table:formula="of:=[.E98]+[$Settings.$B$5]" office:value-type="float" office:value="482.001" calcext:value-type="float">
            <text:p>482.001</text:p>
          </table:table-cell>
          <table:table-cell/>
          <table:table-cell table:formula="of:=[.A98]/[$Settings.$B$2]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99] &lt; [$Settings.$B$2];([$Settings.$B$4]-[$Settings.$B$3]) *  [.H99]+ [$Settings.$B$3];[$Settings.$B$4])" office:value-type="float" office:value="2" calcext:value-type="float">
            <text:p>2</text:p>
          </table:table-cell>
          <table:table-cell table:formula="of:=[.A99]*[$Settings.$B$1]" office:value-type="float" office:value="485" calcext:value-type="float">
            <text:p>485</text:p>
          </table:table-cell>
          <table:table-cell table:formula="of:=[.C99]+[$Settings.$B$5]" office:value-type="float" office:value="485.001" calcext:value-type="float">
            <text:p>485.001</text:p>
          </table:table-cell>
          <table:table-cell table:formula="of:=[.C99]+[.B99]" office:value-type="float" office:value="487" calcext:value-type="float">
            <text:p>487</text:p>
          </table:table-cell>
          <table:table-cell table:formula="of:=[.E99]+[$Settings.$B$5]" office:value-type="float" office:value="487.001" calcext:value-type="float">
            <text:p>487.001</text:p>
          </table:table-cell>
          <table:table-cell/>
          <table:table-cell table:formula="of:=[.A99]/[$Settings.$B$2]" office:value-type="float" office:value="3.23333333333333" calcext:value-type="float">
            <text:p>3.23333333333333</text:p>
          </table:table-cell>
        </table:table-row>
      </table:table>
      <table:table table:name="PWL" table:style-name="ta1">
        <table:table-column table:style-name="co6" table:default-cell-style-name="Default"/>
        <table:table-column table:style-name="co2" table:default-cell-style-name="Default"/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0.000us" calcext:value-type="string">
            <text:p>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0.001us" calcext:value-type="string">
            <text:p>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0.250us" calcext:value-type="string">
            <text:p>0.25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0.251us" calcext:value-type="string">
            <text:p>0.25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5.000us" calcext:value-type="string">
            <text:p>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5.001us" calcext:value-type="string">
            <text:p>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5.308us" calcext:value-type="string">
            <text:p>5.308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5.309us" calcext:value-type="string">
            <text:p>5.309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0.000us" calcext:value-type="string">
            <text:p>1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0.001us" calcext:value-type="string">
            <text:p>1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0.367us" calcext:value-type="string">
            <text:p>10.367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0.368us" calcext:value-type="string">
            <text:p>10.368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5.000us" calcext:value-type="string">
            <text:p>1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5.001us" calcext:value-type="string">
            <text:p>1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5.425us" calcext:value-type="string">
            <text:p>15.425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5.426us" calcext:value-type="string">
            <text:p>15.426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0.000us" calcext:value-type="string">
            <text:p>2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0.001us" calcext:value-type="string">
            <text:p>2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0.483us" calcext:value-type="string">
            <text:p>20.483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0.484us" calcext:value-type="string">
            <text:p>20.484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5.000us" calcext:value-type="string">
            <text:p>2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5.001us" calcext:value-type="string">
            <text:p>2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5.542us" calcext:value-type="string">
            <text:p>25.542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5.543us" calcext:value-type="string">
            <text:p>25.543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0.000us" calcext:value-type="string">
            <text:p>3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0.001us" calcext:value-type="string">
            <text:p>3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0.600us" calcext:value-type="string">
            <text:p>30.6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0.601us" calcext:value-type="string">
            <text:p>30.6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5.000us" calcext:value-type="string">
            <text:p>3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5.001us" calcext:value-type="string">
            <text:p>3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5.658us" calcext:value-type="string">
            <text:p>35.658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5.659us" calcext:value-type="string">
            <text:p>35.659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0.000us" calcext:value-type="string">
            <text:p>4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0.001us" calcext:value-type="string">
            <text:p>4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0.717us" calcext:value-type="string">
            <text:p>40.717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0.718us" calcext:value-type="string">
            <text:p>40.718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5.000us" calcext:value-type="string">
            <text:p>4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5.001us" calcext:value-type="string">
            <text:p>4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5.775us" calcext:value-type="string">
            <text:p>45.775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5.776us" calcext:value-type="string">
            <text:p>45.776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50.000us" calcext:value-type="string">
            <text:p>5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50.001us" calcext:value-type="string">
            <text:p>5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50.833us" calcext:value-type="string">
            <text:p>50.833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50.834us" calcext:value-type="string">
            <text:p>50.834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55.000us" calcext:value-type="string">
            <text:p>5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55.001us" calcext:value-type="string">
            <text:p>5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55.892us" calcext:value-type="string">
            <text:p>55.892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55.893us" calcext:value-type="string">
            <text:p>55.893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60.000us" calcext:value-type="string">
            <text:p>6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60.001us" calcext:value-type="string">
            <text:p>6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60.950us" calcext:value-type="string">
            <text:p>60.95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60.951us" calcext:value-type="string">
            <text:p>60.95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65.000us" calcext:value-type="string">
            <text:p>6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65.001us" calcext:value-type="string">
            <text:p>6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66.008us" calcext:value-type="string">
            <text:p>66.008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66.009us" calcext:value-type="string">
            <text:p>66.009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70.000us" calcext:value-type="string">
            <text:p>7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70.001us" calcext:value-type="string">
            <text:p>7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71.067us" calcext:value-type="string">
            <text:p>71.067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71.068us" calcext:value-type="string">
            <text:p>71.068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75.000us" calcext:value-type="string">
            <text:p>7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75.001us" calcext:value-type="string">
            <text:p>7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76.125us" calcext:value-type="string">
            <text:p>76.125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76.126us" calcext:value-type="string">
            <text:p>76.126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80.000us" calcext:value-type="string">
            <text:p>8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80.001us" calcext:value-type="string">
            <text:p>8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81.183us" calcext:value-type="string">
            <text:p>81.183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81.184us" calcext:value-type="string">
            <text:p>81.184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85.000us" calcext:value-type="string">
            <text:p>8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85.001us" calcext:value-type="string">
            <text:p>8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86.242us" calcext:value-type="string">
            <text:p>86.242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86.243us" calcext:value-type="string">
            <text:p>86.243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90.000us" calcext:value-type="string">
            <text:p>9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90.001us" calcext:value-type="string">
            <text:p>9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91.300us" calcext:value-type="string">
            <text:p>91.3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91.301us" calcext:value-type="string">
            <text:p>91.3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95.000us" calcext:value-type="string">
            <text:p>9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95.001us" calcext:value-type="string">
            <text:p>9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96.358us" calcext:value-type="string">
            <text:p>96.358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96.359us" calcext:value-type="string">
            <text:p>96.359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00.000us" calcext:value-type="string">
            <text:p>10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00.001us" calcext:value-type="string">
            <text:p>10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01.417us" calcext:value-type="string">
            <text:p>101.417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01.418us" calcext:value-type="string">
            <text:p>101.418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05.000us" calcext:value-type="string">
            <text:p>10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05.001us" calcext:value-type="string">
            <text:p>10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06.475us" calcext:value-type="string">
            <text:p>106.475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06.476us" calcext:value-type="string">
            <text:p>106.476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10.000us" calcext:value-type="string">
            <text:p>11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10.001us" calcext:value-type="string">
            <text:p>11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11.533us" calcext:value-type="string">
            <text:p>111.533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11.534us" calcext:value-type="string">
            <text:p>111.534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15.000us" calcext:value-type="string">
            <text:p>11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15.001us" calcext:value-type="string">
            <text:p>11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16.592us" calcext:value-type="string">
            <text:p>116.592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16.593us" calcext:value-type="string">
            <text:p>116.593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20.000us" calcext:value-type="string">
            <text:p>12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20.001us" calcext:value-type="string">
            <text:p>12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21.650us" calcext:value-type="string">
            <text:p>121.65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21.651us" calcext:value-type="string">
            <text:p>121.65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25.000us" calcext:value-type="string">
            <text:p>12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25.001us" calcext:value-type="string">
            <text:p>12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26.708us" calcext:value-type="string">
            <text:p>126.708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26.709us" calcext:value-type="string">
            <text:p>126.709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30.000us" calcext:value-type="string">
            <text:p>13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30.001us" calcext:value-type="string">
            <text:p>13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31.767us" calcext:value-type="string">
            <text:p>131.767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31.768us" calcext:value-type="string">
            <text:p>131.768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35.000us" calcext:value-type="string">
            <text:p>13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35.001us" calcext:value-type="string">
            <text:p>13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36.825us" calcext:value-type="string">
            <text:p>136.825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36.826us" calcext:value-type="string">
            <text:p>136.826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40.000us" calcext:value-type="string">
            <text:p>14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40.001us" calcext:value-type="string">
            <text:p>14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41.883us" calcext:value-type="string">
            <text:p>141.883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41.884us" calcext:value-type="string">
            <text:p>141.884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45.000us" calcext:value-type="string">
            <text:p>14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45.001us" calcext:value-type="string">
            <text:p>14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46.942us" calcext:value-type="string">
            <text:p>146.942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46.943us" calcext:value-type="string">
            <text:p>146.943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50.000us" calcext:value-type="string">
            <text:p>15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50.001us" calcext:value-type="string">
            <text:p>15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52.000us" calcext:value-type="string">
            <text:p>15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52.001us" calcext:value-type="string">
            <text:p>15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55.000us" calcext:value-type="string">
            <text:p>15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55.001us" calcext:value-type="string">
            <text:p>15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57.000us" calcext:value-type="string">
            <text:p>15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57.001us" calcext:value-type="string">
            <text:p>15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60.000us" calcext:value-type="string">
            <text:p>16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60.001us" calcext:value-type="string">
            <text:p>16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62.000us" calcext:value-type="string">
            <text:p>16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62.001us" calcext:value-type="string">
            <text:p>16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65.000us" calcext:value-type="string">
            <text:p>16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65.001us" calcext:value-type="string">
            <text:p>16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67.000us" calcext:value-type="string">
            <text:p>16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67.001us" calcext:value-type="string">
            <text:p>16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70.000us" calcext:value-type="string">
            <text:p>17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70.001us" calcext:value-type="string">
            <text:p>17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72.000us" calcext:value-type="string">
            <text:p>17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72.001us" calcext:value-type="string">
            <text:p>17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75.000us" calcext:value-type="string">
            <text:p>17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75.001us" calcext:value-type="string">
            <text:p>17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77.000us" calcext:value-type="string">
            <text:p>17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77.001us" calcext:value-type="string">
            <text:p>17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80.000us" calcext:value-type="string">
            <text:p>18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80.001us" calcext:value-type="string">
            <text:p>18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82.000us" calcext:value-type="string">
            <text:p>18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82.001us" calcext:value-type="string">
            <text:p>18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85.000us" calcext:value-type="string">
            <text:p>18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85.001us" calcext:value-type="string">
            <text:p>18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87.000us" calcext:value-type="string">
            <text:p>18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87.001us" calcext:value-type="string">
            <text:p>18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90.000us" calcext:value-type="string">
            <text:p>19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90.001us" calcext:value-type="string">
            <text:p>19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92.000us" calcext:value-type="string">
            <text:p>19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92.001us" calcext:value-type="string">
            <text:p>19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95.000us" calcext:value-type="string">
            <text:p>19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95.001us" calcext:value-type="string">
            <text:p>19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97.000us" calcext:value-type="string">
            <text:p>19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197.001us" calcext:value-type="string">
            <text:p>19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00.000us" calcext:value-type="string">
            <text:p>20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00.001us" calcext:value-type="string">
            <text:p>20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02.000us" calcext:value-type="string">
            <text:p>20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02.001us" calcext:value-type="string">
            <text:p>20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05.000us" calcext:value-type="string">
            <text:p>20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05.001us" calcext:value-type="string">
            <text:p>20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07.000us" calcext:value-type="string">
            <text:p>20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07.001us" calcext:value-type="string">
            <text:p>20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10.000us" calcext:value-type="string">
            <text:p>21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10.001us" calcext:value-type="string">
            <text:p>21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12.000us" calcext:value-type="string">
            <text:p>21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12.001us" calcext:value-type="string">
            <text:p>21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15.000us" calcext:value-type="string">
            <text:p>21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15.001us" calcext:value-type="string">
            <text:p>21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17.000us" calcext:value-type="string">
            <text:p>21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17.001us" calcext:value-type="string">
            <text:p>21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20.000us" calcext:value-type="string">
            <text:p>22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20.001us" calcext:value-type="string">
            <text:p>22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22.000us" calcext:value-type="string">
            <text:p>22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22.001us" calcext:value-type="string">
            <text:p>22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25.000us" calcext:value-type="string">
            <text:p>22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25.001us" calcext:value-type="string">
            <text:p>22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27.000us" calcext:value-type="string">
            <text:p>22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27.001us" calcext:value-type="string">
            <text:p>22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30.000us" calcext:value-type="string">
            <text:p>23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30.001us" calcext:value-type="string">
            <text:p>23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32.000us" calcext:value-type="string">
            <text:p>23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32.001us" calcext:value-type="string">
            <text:p>23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35.000us" calcext:value-type="string">
            <text:p>23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35.001us" calcext:value-type="string">
            <text:p>23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37.000us" calcext:value-type="string">
            <text:p>23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37.001us" calcext:value-type="string">
            <text:p>23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40.000us" calcext:value-type="string">
            <text:p>24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40.001us" calcext:value-type="string">
            <text:p>24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42.000us" calcext:value-type="string">
            <text:p>24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42.001us" calcext:value-type="string">
            <text:p>24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45.000us" calcext:value-type="string">
            <text:p>24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45.001us" calcext:value-type="string">
            <text:p>24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47.000us" calcext:value-type="string">
            <text:p>24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47.001us" calcext:value-type="string">
            <text:p>24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50.000us" calcext:value-type="string">
            <text:p>25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50.001us" calcext:value-type="string">
            <text:p>25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52.000us" calcext:value-type="string">
            <text:p>25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52.001us" calcext:value-type="string">
            <text:p>25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55.000us" calcext:value-type="string">
            <text:p>25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55.001us" calcext:value-type="string">
            <text:p>25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57.000us" calcext:value-type="string">
            <text:p>25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57.001us" calcext:value-type="string">
            <text:p>25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60.000us" calcext:value-type="string">
            <text:p>26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60.001us" calcext:value-type="string">
            <text:p>26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62.000us" calcext:value-type="string">
            <text:p>26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62.001us" calcext:value-type="string">
            <text:p>26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65.000us" calcext:value-type="string">
            <text:p>26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65.001us" calcext:value-type="string">
            <text:p>26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67.000us" calcext:value-type="string">
            <text:p>26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67.001us" calcext:value-type="string">
            <text:p>26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70.000us" calcext:value-type="string">
            <text:p>27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70.001us" calcext:value-type="string">
            <text:p>27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72.000us" calcext:value-type="string">
            <text:p>27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72.001us" calcext:value-type="string">
            <text:p>27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75.000us" calcext:value-type="string">
            <text:p>27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75.001us" calcext:value-type="string">
            <text:p>27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77.000us" calcext:value-type="string">
            <text:p>27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77.001us" calcext:value-type="string">
            <text:p>27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80.000us" calcext:value-type="string">
            <text:p>28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80.001us" calcext:value-type="string">
            <text:p>28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82.000us" calcext:value-type="string">
            <text:p>28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82.001us" calcext:value-type="string">
            <text:p>28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85.000us" calcext:value-type="string">
            <text:p>28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85.001us" calcext:value-type="string">
            <text:p>28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87.000us" calcext:value-type="string">
            <text:p>28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87.001us" calcext:value-type="string">
            <text:p>28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90.000us" calcext:value-type="string">
            <text:p>29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90.001us" calcext:value-type="string">
            <text:p>29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92.000us" calcext:value-type="string">
            <text:p>29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92.001us" calcext:value-type="string">
            <text:p>29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95.000us" calcext:value-type="string">
            <text:p>29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95.001us" calcext:value-type="string">
            <text:p>29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97.000us" calcext:value-type="string">
            <text:p>29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297.001us" calcext:value-type="string">
            <text:p>29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00.000us" calcext:value-type="string">
            <text:p>30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00.001us" calcext:value-type="string">
            <text:p>30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02.000us" calcext:value-type="string">
            <text:p>30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02.001us" calcext:value-type="string">
            <text:p>30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05.000us" calcext:value-type="string">
            <text:p>30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05.001us" calcext:value-type="string">
            <text:p>30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07.000us" calcext:value-type="string">
            <text:p>30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07.001us" calcext:value-type="string">
            <text:p>30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10.000us" calcext:value-type="string">
            <text:p>31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10.001us" calcext:value-type="string">
            <text:p>31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12.000us" calcext:value-type="string">
            <text:p>31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12.001us" calcext:value-type="string">
            <text:p>31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15.000us" calcext:value-type="string">
            <text:p>31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15.001us" calcext:value-type="string">
            <text:p>31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17.000us" calcext:value-type="string">
            <text:p>31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17.001us" calcext:value-type="string">
            <text:p>31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20.000us" calcext:value-type="string">
            <text:p>32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20.001us" calcext:value-type="string">
            <text:p>32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22.000us" calcext:value-type="string">
            <text:p>32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22.001us" calcext:value-type="string">
            <text:p>32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25.000us" calcext:value-type="string">
            <text:p>32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25.001us" calcext:value-type="string">
            <text:p>32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27.000us" calcext:value-type="string">
            <text:p>32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27.001us" calcext:value-type="string">
            <text:p>32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30.000us" calcext:value-type="string">
            <text:p>33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30.001us" calcext:value-type="string">
            <text:p>33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32.000us" calcext:value-type="string">
            <text:p>33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32.001us" calcext:value-type="string">
            <text:p>33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35.000us" calcext:value-type="string">
            <text:p>33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35.001us" calcext:value-type="string">
            <text:p>33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37.000us" calcext:value-type="string">
            <text:p>33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37.001us" calcext:value-type="string">
            <text:p>33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40.000us" calcext:value-type="string">
            <text:p>34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40.001us" calcext:value-type="string">
            <text:p>34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42.000us" calcext:value-type="string">
            <text:p>34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42.001us" calcext:value-type="string">
            <text:p>34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45.000us" calcext:value-type="string">
            <text:p>34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45.001us" calcext:value-type="string">
            <text:p>34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47.000us" calcext:value-type="string">
            <text:p>34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47.001us" calcext:value-type="string">
            <text:p>34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50.000us" calcext:value-type="string">
            <text:p>35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50.001us" calcext:value-type="string">
            <text:p>35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52.000us" calcext:value-type="string">
            <text:p>35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52.001us" calcext:value-type="string">
            <text:p>35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55.000us" calcext:value-type="string">
            <text:p>35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55.001us" calcext:value-type="string">
            <text:p>35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57.000us" calcext:value-type="string">
            <text:p>35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57.001us" calcext:value-type="string">
            <text:p>35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60.000us" calcext:value-type="string">
            <text:p>36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60.001us" calcext:value-type="string">
            <text:p>36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62.000us" calcext:value-type="string">
            <text:p>36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62.001us" calcext:value-type="string">
            <text:p>36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65.000us" calcext:value-type="string">
            <text:p>36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65.001us" calcext:value-type="string">
            <text:p>36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67.000us" calcext:value-type="string">
            <text:p>36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67.001us" calcext:value-type="string">
            <text:p>36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70.000us" calcext:value-type="string">
            <text:p>37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70.001us" calcext:value-type="string">
            <text:p>37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72.000us" calcext:value-type="string">
            <text:p>37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72.001us" calcext:value-type="string">
            <text:p>37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75.000us" calcext:value-type="string">
            <text:p>37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75.001us" calcext:value-type="string">
            <text:p>37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77.000us" calcext:value-type="string">
            <text:p>37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77.001us" calcext:value-type="string">
            <text:p>37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80.000us" calcext:value-type="string">
            <text:p>38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80.001us" calcext:value-type="string">
            <text:p>38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82.000us" calcext:value-type="string">
            <text:p>38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82.001us" calcext:value-type="string">
            <text:p>38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85.000us" calcext:value-type="string">
            <text:p>38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85.001us" calcext:value-type="string">
            <text:p>38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87.000us" calcext:value-type="string">
            <text:p>38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87.001us" calcext:value-type="string">
            <text:p>38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90.000us" calcext:value-type="string">
            <text:p>39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90.001us" calcext:value-type="string">
            <text:p>39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92.000us" calcext:value-type="string">
            <text:p>39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92.001us" calcext:value-type="string">
            <text:p>39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95.000us" calcext:value-type="string">
            <text:p>39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95.001us" calcext:value-type="string">
            <text:p>39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97.000us" calcext:value-type="string">
            <text:p>39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397.001us" calcext:value-type="string">
            <text:p>39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00.000us" calcext:value-type="string">
            <text:p>40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00.001us" calcext:value-type="string">
            <text:p>40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02.000us" calcext:value-type="string">
            <text:p>40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02.001us" calcext:value-type="string">
            <text:p>40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05.000us" calcext:value-type="string">
            <text:p>40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05.001us" calcext:value-type="string">
            <text:p>40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07.000us" calcext:value-type="string">
            <text:p>40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07.001us" calcext:value-type="string">
            <text:p>40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10.000us" calcext:value-type="string">
            <text:p>41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10.001us" calcext:value-type="string">
            <text:p>41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12.000us" calcext:value-type="string">
            <text:p>41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12.001us" calcext:value-type="string">
            <text:p>41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15.000us" calcext:value-type="string">
            <text:p>41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15.001us" calcext:value-type="string">
            <text:p>41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17.000us" calcext:value-type="string">
            <text:p>41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17.001us" calcext:value-type="string">
            <text:p>41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20.000us" calcext:value-type="string">
            <text:p>42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20.001us" calcext:value-type="string">
            <text:p>42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22.000us" calcext:value-type="string">
            <text:p>42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22.001us" calcext:value-type="string">
            <text:p>42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25.000us" calcext:value-type="string">
            <text:p>42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25.001us" calcext:value-type="string">
            <text:p>42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27.000us" calcext:value-type="string">
            <text:p>42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27.001us" calcext:value-type="string">
            <text:p>42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30.000us" calcext:value-type="string">
            <text:p>43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30.001us" calcext:value-type="string">
            <text:p>43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32.000us" calcext:value-type="string">
            <text:p>43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32.001us" calcext:value-type="string">
            <text:p>43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35.000us" calcext:value-type="string">
            <text:p>43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35.001us" calcext:value-type="string">
            <text:p>43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37.000us" calcext:value-type="string">
            <text:p>43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37.001us" calcext:value-type="string">
            <text:p>43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40.000us" calcext:value-type="string">
            <text:p>44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40.001us" calcext:value-type="string">
            <text:p>44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42.000us" calcext:value-type="string">
            <text:p>44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42.001us" calcext:value-type="string">
            <text:p>44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45.000us" calcext:value-type="string">
            <text:p>44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45.001us" calcext:value-type="string">
            <text:p>44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47.000us" calcext:value-type="string">
            <text:p>44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47.001us" calcext:value-type="string">
            <text:p>44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50.000us" calcext:value-type="string">
            <text:p>45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50.001us" calcext:value-type="string">
            <text:p>45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52.000us" calcext:value-type="string">
            <text:p>45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52.001us" calcext:value-type="string">
            <text:p>45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55.000us" calcext:value-type="string">
            <text:p>45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55.001us" calcext:value-type="string">
            <text:p>45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57.000us" calcext:value-type="string">
            <text:p>45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57.001us" calcext:value-type="string">
            <text:p>45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60.000us" calcext:value-type="string">
            <text:p>46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60.001us" calcext:value-type="string">
            <text:p>46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62.000us" calcext:value-type="string">
            <text:p>46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62.001us" calcext:value-type="string">
            <text:p>46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65.000us" calcext:value-type="string">
            <text:p>46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65.001us" calcext:value-type="string">
            <text:p>46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67.000us" calcext:value-type="string">
            <text:p>46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67.001us" calcext:value-type="string">
            <text:p>46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70.000us" calcext:value-type="string">
            <text:p>47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70.001us" calcext:value-type="string">
            <text:p>47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72.000us" calcext:value-type="string">
            <text:p>47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72.001us" calcext:value-type="string">
            <text:p>47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75.000us" calcext:value-type="string">
            <text:p>47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75.001us" calcext:value-type="string">
            <text:p>47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77.000us" calcext:value-type="string">
            <text:p>47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77.001us" calcext:value-type="string">
            <text:p>47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80.000us" calcext:value-type="string">
            <text:p>480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80.001us" calcext:value-type="string">
            <text:p>480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82.000us" calcext:value-type="string">
            <text:p>482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82.001us" calcext:value-type="string">
            <text:p>482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85.000us" calcext:value-type="string">
            <text:p>485.000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85.001us" calcext:value-type="string">
            <text:p>485.001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87.000us" calcext:value-type="string">
            <text:p>487.000us</text:p>
          </table:table-cell>
          <table:table-cell table:formula="of:=COM.MICROSOFT.SWITCH(MOD(ROW();4);0;[$Settings.$B$8];1;[$Settings.$B$8];2;[$Settings.$B$7];3;[$Settings.$B$7])" office:value-type="string" office:string-value="3.3V" calcext:value-type="string">
            <text:p>3.3V</text:p>
          </table:table-cell>
        </table:table-row>
        <table:table-row table:style-name="ro1">
          <table:table-cell table:formula="of:=FIXED(COM.MICROSOFT.SWITCH(MOD(ROW();4);0;INDIRECT(&quot;duty cycles.F&quot; &amp; (INT((ROW()-1) / 4) + 2));1;INDIRECT(&quot;duty cycles.C&quot; &amp; (INT((ROW()-1) / 4) + 2));2;INDIRECT(&quot;duty cycles.D&quot; &amp; (INT((ROW()-1) / 4) + 2));3;INDIRECT(&quot;duty cycles.E&quot; &amp; (INT((ROW()-1) / 4) + 2)));3;1) &amp; [$Settings.$B$6]" office:value-type="string" office:string-value="487.001us" calcext:value-type="string">
            <text:p>487.001us</text:p>
          </table:table-cell>
          <table:table-cell table:formula="of:=COM.MICROSOFT.SWITCH(MOD(ROW();4);0;[$Settings.$B$8];1;[$Settings.$B$8];2;[$Settings.$B$7];3;[$Settings.$B$7])" office:value-type="string" office:string-value="0V" calcext:value-type="string">
            <text:p>0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21:26:57.8834946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1T20:43:36.480911631</meta:creation-date>
    <dc:date>2022-03-01T22:31:41.711297383</dc:date>
    <meta:editing-duration>PT1H43M9S</meta:editing-duration>
    <meta:editing-cycles>32</meta:editing-cycles>
    <meta:generator>LibreOffice/7.2.5.2.0$Linux_X86_64 LibreOffice_project/20$Build-2</meta:generator>
    <meta:document-statistic meta:table-count="3" meta:cell-count="1492" meta:object-count="0"/>
  </office:meta>
</office:document-meta>
</file>